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MS Mincho" svg:font-family="MS Mincho" style:font-family-generic="modern" style:font-pitch="fixed" svg:panose-1="2 2 6 9 4 2 5 8 3 4"/>
    <style:font-face style:name="Wingdings" style:font-charset="x-symbol" svg:font-family="Wingdings" style:font-family-generic="system" style:font-pitch="variable" svg:panose-1="5 0 0 0 0 0 0 0 0 0"/>
    <style:font-face style:name="Wingdings 2" style:font-charset="x-symbol" svg:font-family="Wingdings 2" style:font-family-generic="roman" style:font-pitch="variable" svg:panose-1="5 2 1 2 1 5 7 7 7 7"/>
    <style:font-face style:name="華康楷書體W7" svg:font-family="華康楷書體W7" style:font-family-generic="script" style:font-pitch="fixed" svg:panose-1="3 0 7 9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prefix="(" style:num-suffix=")" style:num-format="一, 十, 一百(繁), ...">
        <style:list-level-properties text:space-before="0.4916in" text:min-label-width="0.3229in" text:list-level-position-and-space-mode="label-alignment">
          <style:list-level-label-alignment text:label-followed-by="listtab" fo:margin-left="0.8145in" fo:text-indent="-0.3229in"/>
        </style:list-level-properties>
      </text:list-level-style-number>
      <text:list-level-style-number text:level="2" style:num-suffix="、" style:num-format="甲, 乙, 丙, ...">
        <style:list-level-properties text:space-before="0.825in" text:min-label-width="0.3333in" text:list-level-position-and-space-mode="label-alignment">
          <style:list-level-label-alignment text:label-followed-by="listtab" fo:margin-left="1.158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83in" text:min-label-width="0.3333in" text:list-level-position-and-space-mode="label-alignment">
          <style:list-level-label-alignment text:label-followed-by="listtab" fo:margin-left="1.4916in" fo:text-indent="-0.3333in"/>
        </style:list-level-properties>
      </text:list-level-style-number>
      <text:list-level-style-number text:level="4" style:num-suffix="." style:num-format="1">
        <style:list-level-properties text:space-before="1.4916in" text:min-label-width="0.3333in" text:list-level-position-and-space-mode="label-alignment">
          <style:list-level-label-alignment text:label-followed-by="listtab" fo:margin-left="1.82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5in" text:min-label-width="0.3333in" text:list-level-position-and-space-mode="label-alignment">
          <style:list-level-label-alignment text:label-followed-by="listtab" fo:margin-left="2.158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83in" text:min-label-width="0.3333in" text:list-level-position-and-space-mode="label-alignment">
          <style:list-level-label-alignment text:label-followed-by="listtab" fo:margin-left="2.4916in" fo:text-indent="-0.3333in"/>
        </style:list-level-properties>
      </text:list-level-style-number>
      <text:list-level-style-number text:level="7" style:num-suffix="." style:num-format="1">
        <style:list-level-properties text:space-before="2.4916in" text:min-label-width="0.3333in" text:list-level-position-and-space-mode="label-alignment">
          <style:list-level-label-alignment text:label-followed-by="listtab" fo:margin-left="2.82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5in" text:min-label-width="0.3333in" text:list-level-position-and-space-mode="label-alignment">
          <style:list-level-label-alignment text:label-followed-by="listtab" fo:margin-left="3.158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83in" text:min-label-width="0.3333in" text:list-level-position-and-space-mode="label-alignment">
          <style:list-level-label-alignment text:label-followed-by="listtab" fo:margin-left="3.4916in" fo:text-indent="-0.3333in"/>
        </style:list-level-properties>
      </text:list-level-style-number>
    </text:list-style>
    <text:list-style style:name="LFO3">
      <text:list-level-style-bullet text:level="1" text:style-name="WW_CharLFO3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3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3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3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3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3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3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break-before="page" fo:text-align="center" fo:line-height="0.3888in"/>
    </style:style>
    <style:style style:name="T4" style:parent-style-name="預設段落字型" style:family="text">
      <style:text-properties style:font-name-asian="標楷體" fo:font-weight="bold" style:font-weight-asian="bold" style:font-weight-complex="bold" fo:color="#000000" fo:font-size="18pt" style:font-size-asian="18pt"/>
    </style:style>
    <style:style style:name="T5" style:parent-style-name="預設段落字型" style:family="text">
      <style:text-properties style:font-name-asian="標楷體" fo:font-weight="bold" style:font-weight-asian="bold" style:font-weight-complex="bold" fo:color="#000000" fo:font-size="18pt" style:font-size-asian="18pt"/>
    </style:style>
    <style:style style:name="T6" style:parent-style-name="預設段落字型" style:family="text">
      <style:text-properties style:font-name-asian="標楷體" fo:font-weight="bold" style:font-weight-asian="bold" style:font-weight-complex="bold" fo:color="#000000" fo:font-size="18pt" style:font-size-asian="18pt"/>
    </style:style>
    <style:style style:name="P7" style:parent-style-name="內文" style:family="paragraph">
      <style:paragraph-properties fo:text-align="center" fo:line-height="0.3888in"/>
    </style:style>
    <style:style style:name="T8" style:parent-style-name="預設段落字型" style:family="text">
      <style:text-properties style:font-name-asian="標楷體" fo:font-weight="bold" style:font-weight-asian="bold" style:font-weight-complex="bold" fo:color="#000000" fo:font-size="18pt" style:font-size-asian="18pt"/>
    </style:style>
    <style:style style:name="T9" style:parent-style-name="預設段落字型" style:family="text">
      <style:text-properties style:font-name-asian="標楷體" fo:font-weight="bold" style:font-weight-asian="bold" style:font-weight-complex="bold" fo:color="#000000" fo:font-size="18pt" style:font-size-asian="18pt"/>
    </style:style>
    <style:style style:name="T10" style:parent-style-name="預設段落字型" style:family="text">
      <style:text-properties style:font-name-asian="標楷體" fo:font-weight="bold" style:font-weight-asian="bold" style:font-weight-complex="bold" fo:color="#000000" fo:font-size="18pt" style:font-size-asian="18pt"/>
    </style:style>
    <style:style style:name="T11" style:parent-style-name="預設段落字型" style:family="text">
      <style:text-properties style:font-name-asian="標楷體" fo:font-weight="bold" style:font-weight-asian="bold" style:font-weight-complex="bold" fo:color="#000000" fo:font-size="18pt" style:font-size-asian="18pt"/>
    </style:style>
    <style:style style:name="T12" style:parent-style-name="預設段落字型" style:family="text">
      <style:text-properties style:font-name-asian="標楷體" fo:font-weight="bold" style:font-weight-asian="bold" style:font-weight-complex="bold" fo:color="#000000" fo:font-size="18pt" style:font-size-asian="18pt"/>
    </style:style>
    <style:style style:name="T13" style:parent-style-name="預設段落字型" style:family="text">
      <style:text-properties style:font-name-asian="標楷體" fo:font-weight="bold" style:font-weight-asian="bold" style:font-weight-complex="bold" fo:color="#000000" fo:font-size="18pt" style:font-size-asian="18pt"/>
    </style:style>
    <style:style style:name="P14" style:parent-style-name="內文" style:list-style-name="LFO1" style:family="paragraph">
      <style:paragraph-properties fo:text-align="justify" fo:line-height="0.2222in"/>
      <style:text-properties style:font-name-asian="標楷體" fo:color="#000000"/>
    </style:style>
    <style:style style:name="P15" style:parent-style-name="內文" style:list-style-name="LFO1" style:family="paragraph">
      <style:paragraph-properties fo:line-height="0.2222in" fo:margin-left="0.4923in" fo:text-indent="-0.4923in">
        <style:tab-stops/>
      </style:paragraph-properties>
      <style:text-properties style:font-name-asian="標楷體" fo:color="#000000"/>
    </style:style>
    <style:style style:name="P16" style:parent-style-name="內文" style:list-style-name="LFO1" style:family="paragraph">
      <style:paragraph-properties fo:line-height="0.2222in"/>
      <style:text-properties style:font-name-asian="標楷體" fo:color="#000000"/>
    </style:style>
    <style:style style:name="P17" style:parent-style-name="內文" style:list-style-name="LFO1" style:family="paragraph">
      <style:paragraph-properties fo:line-height="0.2222in"/>
      <style:text-properties style:font-name-asian="標楷體" fo:color="#000000"/>
    </style:style>
    <style:style style:name="P18" style:parent-style-name="內文" style:list-style-name="LFO1" style:family="paragraph">
      <style:paragraph-properties fo:line-height="0.2222in"/>
      <style:text-properties style:font-name-asian="標楷體" fo:color="#000000"/>
    </style:style>
    <style:style style:name="P19" style:parent-style-name="內文" style:list-style-name="LFO1" style:family="paragraph">
      <style:paragraph-properties fo:line-height="0.2222in"/>
      <style:text-properties style:font-name-asian="標楷體" fo:color="#000000"/>
    </style:style>
    <style:style style:name="P20" style:parent-style-name="內文" style:list-style-name="LFO2" style:family="paragraph">
      <style:paragraph-properties fo:text-align="justify" fo:margin-bottom="0.05in" fo:line-height="0.2222in" fo:margin-left="0.8798in" fo:text-indent="-0.3881in">
        <style:tab-stops/>
      </style:paragraph-properties>
    </style:style>
    <style:style style:name="T21" style:parent-style-name="預設段落字型" style:family="text">
      <style:text-properties style:font-name-asian="標楷體" fo:color="#000000"/>
    </style:style>
    <style:style style:name="T22" style:parent-style-name="預設段落字型" style:family="text">
      <style:text-properties style:font-name-asian="標楷體" fo:color="#000000"/>
    </style:style>
    <style:style style:name="T23" style:parent-style-name="預設段落字型" style:family="text">
      <style:text-properties style:font-name-asian="標楷體" fo:color="#000000"/>
    </style:style>
    <style:style style:name="T24" style:parent-style-name="預設段落字型" style:family="text">
      <style:text-properties style:font-name-asian="標楷體" fo:color="#000000"/>
    </style:style>
    <style:style style:name="T25" style:parent-style-name="預設段落字型" style:family="text">
      <style:text-properties style:font-name-asian="標楷體" fo:color="#000000"/>
    </style:style>
    <style:style style:name="T26" style:parent-style-name="預設段落字型" style:family="text">
      <style:text-properties style:font-name-asian="標楷體" fo:color="#000000"/>
    </style:style>
    <style:style style:name="T27" style:parent-style-name="預設段落字型" style:family="text">
      <style:text-properties style:font-name-asian="標楷體" fo:color="#000000"/>
    </style:style>
    <style:style style:name="T28" style:parent-style-name="預設段落字型" style:family="text">
      <style:text-properties style:font-name-asian="標楷體" fo:color="#FF0000"/>
    </style:style>
    <style:style style:name="T29" style:parent-style-name="預設段落字型" style:family="text">
      <style:text-properties style:font-name-asian="標楷體" fo:color="#FF0000"/>
    </style:style>
    <style:style style:name="T30" style:parent-style-name="預設段落字型" style:family="text">
      <style:text-properties style:font-name-asian="標楷體" fo:color="#FF0000"/>
    </style:style>
    <style:style style:name="T31" style:parent-style-name="預設段落字型" style:family="text">
      <style:text-properties style:font-name-asian="標楷體" fo:color="#FF0000"/>
    </style:style>
    <style:style style:name="T32" style:parent-style-name="預設段落字型" style:family="text">
      <style:text-properties style:font-name-asian="標楷體" fo:color="#FF0000"/>
    </style:style>
    <style:style style:name="T33" style:parent-style-name="預設段落字型" style:family="text">
      <style:text-properties style:font-name-asian="標楷體" fo:color="#000000"/>
    </style:style>
    <style:style style:name="T34" style:parent-style-name="預設段落字型" style:family="text">
      <style:text-properties style:font-name-asian="標楷體" fo:color="#000000"/>
    </style:style>
    <style:style style:name="T35" style:parent-style-name="預設段落字型" style:family="text">
      <style:text-properties style:font-name-asian="標楷體" fo:color="#000000"/>
    </style:style>
    <style:style style:name="T36" style:parent-style-name="預設段落字型" style:family="text">
      <style:text-properties style:font-name-asian="標楷體" fo:font-weight="bold" style:font-weight-asian="bold" fo:color="#000000"/>
    </style:style>
    <style:style style:name="T37" style:parent-style-name="預設段落字型" style:family="text">
      <style:text-properties style:font-name-asian="標楷體" fo:color="#000000"/>
    </style:style>
    <style:style style:name="P38" style:parent-style-name="內文" style:list-style-name="LFO2" style:family="paragraph">
      <style:paragraph-properties fo:margin-bottom="0.05in" fo:line-height="0.2222in" fo:margin-left="0.8805in" fo:text-indent="-0.3888in">
        <style:tab-stops/>
      </style:paragraph-properties>
    </style:style>
    <style:style style:name="T39" style:parent-style-name="預設段落字型" style:family="text">
      <style:text-properties style:font-name-asian="標楷體" fo:font-weight="bold" style:font-weight-asian="bold" fo:color="#000000"/>
    </style:style>
    <style:style style:name="T40" style:parent-style-name="預設段落字型" style:family="text">
      <style:text-properties style:font-name-asian="標楷體" fo:font-weight="bold" style:font-weight-asian="bold" fo:color="#000000"/>
    </style:style>
    <style:style style:name="T41" style:parent-style-name="預設段落字型" style:family="text">
      <style:text-properties style:font-name-asian="標楷體" fo:color="#000000"/>
    </style:style>
    <style:style style:name="TableColumn43" style:family="table-column">
      <style:table-column-properties style:column-width="1.0333in"/>
    </style:style>
    <style:style style:name="TableColumn44" style:family="table-column">
      <style:table-column-properties style:column-width="0.4402in"/>
    </style:style>
    <style:style style:name="TableColumn45" style:family="table-column">
      <style:table-column-properties style:column-width="1.4715in"/>
    </style:style>
    <style:style style:name="TableColumn46" style:family="table-column">
      <style:table-column-properties style:column-width="1.1555in"/>
    </style:style>
    <style:style style:name="TableColumn47" style:family="table-column">
      <style:table-column-properties style:column-width="0.0986in"/>
    </style:style>
    <style:style style:name="TableColumn48" style:family="table-column">
      <style:table-column-properties style:column-width="2.4909in"/>
    </style:style>
    <style:style style:name="Table42" style:family="table">
      <style:table-properties style:width="6.6902in" fo:margin-left="0in" table:align="center"/>
    </style:style>
    <style:style style:name="TableRow49" style:family="table-row">
      <style:table-row-properties style:min-row-height="0.3347in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內文" style:family="paragraph">
      <style:paragraph-properties fo:text-align="justify" fo:line-height="0.25in"/>
      <style:text-properties style:font-name-asian="標楷體" fo:font-weight="bold" style:font-weight-asian="bold" fo:font-size="16pt" style:font-size-asian="16pt" style:font-size-complex="16pt"/>
    </style:style>
    <style:style style:name="TableRow52" style:family="table-row">
      <style:table-row-properties style:min-row-height="0.3347in"/>
    </style:style>
    <style:style style:name="TableCell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" style:parent-style-name="內文" style:family="paragraph">
      <style:paragraph-properties fo:text-align="center"/>
      <style:text-properties style:font-name-asian="標楷體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" style:parent-style-name="內文" style:family="paragraph">
      <style:paragraph-properties fo:text-align="center"/>
      <style:text-properties style:font-name-asian="標楷體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內文" style:family="paragraph">
      <style:paragraph-properties fo:text-align="center"/>
      <style:text-properties style:font-name-asian="標楷體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內文" style:family="paragraph">
      <style:paragraph-properties fo:text-align="center"/>
      <style:text-properties style:font-name-asian="標楷體"/>
    </style:style>
    <style:style style:name="TableRow61" style:family="table-row">
      <style:table-row-properties style:min-row-height="0.3347in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內文" style:family="paragraph">
      <style:paragraph-properties fo:text-align="center"/>
      <style:text-properties style:font-name-asian="標楷體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內文" style:family="paragraph">
      <style:paragraph-properties fo:text-align="center"/>
      <style:text-properties style:font-name-asian="標楷體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內文" style:family="paragraph">
      <style:paragraph-properties fo:text-align="center"/>
      <style:text-properties style:font-name-asian="標楷體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內文" style:family="paragraph">
      <style:paragraph-properties fo:text-align="center"/>
      <style:text-properties style:font-name-asian="標楷體"/>
    </style:style>
    <style:style style:name="TableRow70" style:family="table-row">
      <style:table-row-properties style:min-row-height="0.3347in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內文" style:family="paragraph">
      <style:paragraph-properties fo:text-align="center"/>
      <style:text-properties style:font-name-asian="標楷體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內文" style:family="paragraph">
      <style:paragraph-properties fo:text-align="center"/>
      <style:text-properties style:font-name-asian="標楷體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內文" style:family="paragraph">
      <style:paragraph-properties fo:text-align="center"/>
      <style:text-properties style:font-name-asian="標楷體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內文" style:family="paragraph">
      <style:paragraph-properties fo:text-align="center"/>
      <style:text-properties style:font-name-asian="標楷體"/>
    </style:style>
    <style:style style:name="TableRow79" style:family="table-row">
      <style:table-row-properties style:min-row-height="0.3347in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內文" style:family="paragraph">
      <style:paragraph-properties fo:text-align="center"/>
      <style:text-properties style:font-name-asian="標楷體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內文" style:family="paragraph">
      <style:paragraph-properties fo:text-align="center"/>
      <style:text-properties style:font-name-asian="標楷體"/>
    </style:style>
    <style:style style:name="TableCell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" style:parent-style-name="內文" style:family="paragraph">
      <style:paragraph-properties fo:text-align="center"/>
      <style:text-properties style:font-name-asian="標楷體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內文" style:family="paragraph">
      <style:paragraph-properties fo:text-align="center"/>
      <style:text-properties style:font-name-asian="標楷體"/>
    </style:style>
    <style:style style:name="TableRow88" style:family="table-row">
      <style:table-row-properties style:min-row-height="0.3347in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內文" style:family="paragraph">
      <style:paragraph-properties fo:text-align="center"/>
      <style:text-properties style:font-name-asian="標楷體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內文" style:family="paragraph">
      <style:paragraph-properties fo:text-align="justify"/>
    </style:style>
    <style:style style:name="T93" style:parent-style-name="預設段落字型" style:family="text">
      <style:text-properties style:font-name="標楷體" style:font-name-asian="標楷體" style:font-name-complex="MS Mincho"/>
    </style:style>
    <style:style style:name="TableRow94" style:family="table-row">
      <style:table-row-properties style:min-row-height="0.3347in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內文" style:family="paragraph">
      <style:paragraph-properties fo:text-align="center"/>
      <style:text-properties style:font-name-asian="標楷體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內文" style:family="paragraph">
      <style:paragraph-properties fo:text-align="justify"/>
    </style:style>
    <style:style style:name="T99" style:parent-style-name="預設段落字型" style:family="text">
      <style:text-properties style:font-name="標楷體" style:font-name-asian="標楷體" style:font-name-complex="MS Mincho"/>
    </style:style>
    <style:style style:name="TableRow100" style:family="table-row">
      <style:table-row-properties style:min-row-height="0.3347in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內文" style:family="paragraph">
      <style:paragraph-properties fo:text-align="center"/>
      <style:text-properties style:font-name-asian="標楷體" fo:color="#FF0000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清單段落" style:list-style-name="LFO3" style:family="paragraph">
      <style:paragraph-properties fo:widows="0" fo:orphans="0" fo:text-align="justify"/>
      <style:text-properties style:font-name="標楷體" style:font-name-asian="標楷體" style:font-name-complex="MS Mincho" fo:color="#FF0000"/>
    </style:style>
    <style:style style:name="P105" style:parent-style-name="清單段落" style:list-style-name="LFO3" style:family="paragraph">
      <style:paragraph-properties fo:widows="0" fo:orphans="0" fo:text-align="justify"/>
    </style:style>
    <style:style style:name="T106" style:parent-style-name="預設段落字型" style:family="text">
      <style:text-properties style:font-name="標楷體" style:font-name-asian="標楷體" style:font-name-complex="MS Mincho" fo:color="#FF0000"/>
    </style:style>
    <style:style style:name="T107" style:parent-style-name="預設段落字型" style:family="text">
      <style:text-properties style:font-name="Times New Roman" style:font-name-asian="標楷體" style:font-name-complex="Times New Roman" fo:font-weight="bold" style:font-weight-asian="bold" fo:color="#FF0000"/>
    </style:style>
    <style:style style:name="T108" style:parent-style-name="預設段落字型" style:family="text">
      <style:text-properties style:font-name="Times New Roman" style:font-name-asian="標楷體" style:font-name-complex="Times New Roman" fo:font-weight="bold" style:font-weight-asian="bold" fo:color="#FF0000"/>
    </style:style>
    <style:style style:name="T109" style:parent-style-name="預設段落字型" style:family="text">
      <style:text-properties style:font-name="Times New Roman" style:font-name-asian="標楷體" style:font-name-complex="Times New Roman" fo:font-weight="bold" style:font-weight-asian="bold" fo:color="#FF0000"/>
    </style:style>
    <style:style style:name="TableRow110" style:family="table-row">
      <style:table-row-properties style:min-row-height="0.3347in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內文" style:family="paragraph">
      <style:paragraph-properties fo:text-align="justify" fo:line-height="0.25in"/>
      <style:text-properties style:font-name-asian="標楷體" fo:font-weight="bold" style:font-weight-asian="bold" fo:font-size="16pt" style:font-size-asian="16pt" style:font-size-complex="16pt"/>
    </style:style>
    <style:style style:name="TableRow113" style:family="table-row">
      <style:table-row-properties style:min-row-height="0.3347in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內文" style:family="paragraph">
      <style:paragraph-properties fo:text-align="center"/>
      <style:text-properties style:font-name-asian="標楷體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內文" style:family="paragraph">
      <style:paragraph-properties fo:text-align="end"/>
      <style:text-properties style:font-name-asian="標楷體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內文" style:family="paragraph">
      <style:paragraph-properties fo:text-align="center"/>
      <style:text-properties style:font-name-asian="標楷體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內文" style:family="paragraph">
      <style:text-properties style:font-name-asian="標楷體"/>
    </style:style>
    <style:style style:name="TableRow122" style:family="table-row">
      <style:table-row-properties style:min-row-height="0.3347in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內文" style:family="paragraph">
      <style:paragraph-properties fo:text-align="center"/>
      <style:text-properties style:font-name-asian="標楷體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內文" style:family="paragraph">
      <style:text-properties style:font-name-asian="標楷體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內文" style:family="paragraph">
      <style:paragraph-properties fo:text-align="center"/>
      <style:text-properties style:font-name-asian="標楷體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內文" style:family="paragraph">
      <style:text-properties style:font-name-asian="標楷體"/>
    </style:style>
    <style:style style:name="TableRow131" style:family="table-row">
      <style:table-row-properties style:min-row-height="0.3347in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fo:text-align="center"/>
      <style:text-properties style:font-name-asian="標楷體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內文" style:family="paragraph">
      <style:text-properties style:font-name-asian="標楷體"/>
    </style:style>
    <style:style style:name="TableRow136" style:family="table-row">
      <style:table-row-properties style:min-row-height="0.3347in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內文" style:family="paragraph">
      <style:paragraph-properties fo:text-align="justify" fo:line-height="0.25in"/>
    </style:style>
    <style:style style:name="T139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ableRow140" style:family="table-row">
      <style:table-row-properties style:min-row-height="0.3347in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內文" style:family="paragraph">
      <style:paragraph-properties fo:text-align="center"/>
      <style:text-properties style:font-name-asian="標楷體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內文" style:family="paragraph">
      <style:paragraph-properties fo:text-align="justify"/>
    </style:style>
    <style:style style:name="T145" style:parent-style-name="預設段落字型" style:family="text">
      <style:text-properties style:font-name="標楷體" style:font-name-asian="標楷體" style:font-name-complex="MS Mincho"/>
    </style:style>
    <style:style style:name="T146" style:parent-style-name="預設段落字型" style:family="text">
      <style:text-properties style:font-name="標楷體" style:font-name-asian="標楷體" style:font-name-complex="MS Mincho"/>
    </style:style>
    <style:style style:name="T147" style:parent-style-name="預設段落字型" style:family="text">
      <style:text-properties style:font-name="標楷體" style:font-name-asian="標楷體" style:font-name-complex="MS Mincho"/>
    </style:style>
    <style:style style:name="T148" style:parent-style-name="預設段落字型" style:family="text">
      <style:text-properties style:font-name="標楷體" style:font-name-asian="標楷體" style:font-name-complex="MS Mincho"/>
    </style:style>
    <style:style style:name="T149" style:parent-style-name="預設段落字型" style:family="text">
      <style:text-properties style:font-name="標楷體" style:font-name-asian="標楷體" style:font-name-complex="MS Mincho" style:text-underline-type="single" style:text-underline-style="solid" style:text-underline-width="auto" style:text-underline-mode="continuous"/>
    </style:style>
    <style:style style:name="T150" style:parent-style-name="預設段落字型" style:family="text">
      <style:text-properties style:font-name="標楷體" style:font-name-asian="標楷體" style:font-name-complex="MS Mincho"/>
    </style:style>
    <style:style style:name="P151" style:parent-style-name="款格式" style:family="paragraph">
      <style:paragraph-properties fo:text-align="center" fo:margin-top="0.1666in" fo:margin-bottom="0.1277in" fo:line-height="0.2361in" fo:margin-left="0in" fo:margin-right="0in" fo:text-indent="0in">
        <style:tab-stops>
          <style:tab-stop style:type="left" style:position="0.375in"/>
        </style:tab-stops>
      </style:paragraph-properties>
    </style:style>
    <style:style style:name="T15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153" style:parent-style-name="預設段落字型" style:family="text">
      <style:text-properties fo:font-weight="bold" style:font-weight-asian="bold" fo:color="#FF0000" fo:font-size="16pt" style:font-size-asian="16pt" style:font-size-complex="16pt"/>
    </style:style>
    <style:style style:name="T154" style:parent-style-name="預設段落字型" style:family="text">
      <style:text-properties fo:font-weight="bold" style:font-weight-asian="bold" fo:color="#FF0000" fo:font-size="16pt" style:font-size-asian="16pt" style:font-size-complex="16pt"/>
    </style:style>
    <style:style style:name="T155" style:parent-style-name="預設段落字型" style:family="text">
      <style:text-properties fo:font-weight="bold" style:font-weight-asian="bold" fo:color="#FF0000" fo:font-size="16pt" style:font-size-asian="16pt" style:font-size-complex="16pt"/>
    </style:style>
    <style:style style:name="P156" style:parent-style-name="款格式" style:family="paragraph">
      <style:paragraph-properties fo:text-align="center" fo:margin-bottom="0.1277in" fo:line-height="0.2361in" fo:margin-left="0in" fo:margin-right="0in" fo:text-indent="0in">
        <style:tab-stops>
          <style:tab-stop style:type="left" style:position="0.375in"/>
        </style:tab-stops>
      </style:paragraph-properties>
      <style:text-properties fo:font-weight="bold" style:font-weight-asian="bold" fo:font-size="16pt" style:font-size-asian="16pt" style:font-size-complex="16pt"/>
    </style:style>
    <style:style style:name="TableColumn158" style:family="table-column">
      <style:table-column-properties style:column-width="1.1618in"/>
    </style:style>
    <style:style style:name="TableColumn159" style:family="table-column">
      <style:table-column-properties style:column-width="1.2347in"/>
    </style:style>
    <style:style style:name="TableColumn160" style:family="table-column">
      <style:table-column-properties style:column-width="0.8791in"/>
    </style:style>
    <style:style style:name="TableColumn161" style:family="table-column">
      <style:table-column-properties style:column-width="0.6423in"/>
    </style:style>
    <style:style style:name="TableColumn162" style:family="table-column">
      <style:table-column-properties style:column-width="1.3513in"/>
    </style:style>
    <style:style style:name="TableColumn163" style:family="table-column">
      <style:table-column-properties style:column-width="1.0062in"/>
    </style:style>
    <style:style style:name="Table157" style:family="table">
      <style:table-properties style:width="6.2756in" fo:margin-left="0in" table:align="left"/>
    </style:style>
    <style:style style:name="TableRow164" style:family="table-row">
      <style:table-row-properties style:min-row-height="0.5902in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內文" style:family="paragraph">
      <style:paragraph-properties fo:widows="2" fo:orphans="2" fo:text-align="center"/>
      <style:text-properties style:font-name="標楷體" style:font-name-asian="標楷體" style:letter-kerning="false"/>
    </style:style>
    <style:style style:name="P167" style:parent-style-name="內文" style:family="paragraph">
      <style:paragraph-properties fo:widows="2" fo:orphans="2"/>
    </style:style>
    <style:style style:name="T168" style:parent-style-name="預設段落字型" style:family="text">
      <style:text-properties style:font-name="標楷體" style:font-name-asian="標楷體" style:letter-kerning="false"/>
    </style:style>
    <style:style style:name="T169" style:parent-style-name="預設段落字型" style:family="text">
      <style:text-properties style:font-name="標楷體" style:font-name-asian="標楷體" style:letter-kerning="false"/>
    </style:style>
    <style:style style:name="T170" style:parent-style-name="預設段落字型" style:family="text">
      <style:text-properties style:font-name="標楷體" style:font-name-asian="標楷體" style:letter-kerning="false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內文" style:family="paragraph">
      <style:paragraph-properties fo:widows="2" fo:orphans="2" fo:text-align="justify" style:vertical-align="auto" fo:text-indent="0.0833in"/>
      <style:text-properties fo:hyphenate="true"/>
    </style:style>
    <style:style style:name="T173" style:parent-style-name="預設段落字型" style:family="text">
      <style:text-properties style:font-name="標楷體" style:font-name-asian="標楷體"/>
    </style:style>
    <style:style style:name="T174" style:parent-style-name="預設段落字型" style:family="text">
      <style:text-properties style:font-name="標楷體" style:font-name-asian="標楷體"/>
    </style:style>
    <style:style style:name="T175" style:parent-style-name="預設段落字型" style:family="text">
      <style:text-properties style:font-name="標楷體" style:font-name-asian="標楷體" style:letter-kerning="false"/>
    </style:style>
    <style:style style:name="T176" style:parent-style-name="預設段落字型" style:family="text">
      <style:text-properties style:font-name="標楷體" style:font-name-asian="標楷體" style:letter-kerning="false"/>
    </style:style>
    <style:style style:name="T177" style:parent-style-name="預設段落字型" style:family="text">
      <style:text-properties style:font-name="標楷體" style:font-name-asian="標楷體"/>
    </style:style>
    <style:style style:name="T178" style:parent-style-name="預設段落字型" style:family="text">
      <style:text-properties style:font-name="標楷體" style:font-name-asian="標楷體" style:letter-kerning="false"/>
    </style:style>
    <style:style style:name="T179" style:parent-style-name="預設段落字型" style:family="text">
      <style:text-properties style:font-name="標楷體" style:font-name-asian="標楷體"/>
    </style:style>
    <style:style style:name="T180" style:parent-style-name="預設段落字型" style:family="text">
      <style:text-properties style:font-name="標楷體" style:font-name-asian="標楷體"/>
    </style:style>
    <style:style style:name="T181" style:parent-style-name="預設段落字型" style:family="text">
      <style:text-properties style:font-name="標楷體" style:font-name-asian="標楷體"/>
    </style:style>
    <style:style style:name="T182" style:parent-style-name="預設段落字型" style:family="text">
      <style:text-properties style:font-name="標楷體" style:font-name-asian="標楷體" style:letter-kerning="false"/>
    </style:style>
    <style:style style:name="P183" style:parent-style-name="內文" style:family="paragraph">
      <style:paragraph-properties fo:widows="2" fo:orphans="2" fo:margin-left="0.0833in">
        <style:tab-stops/>
      </style:paragraph-properties>
    </style:style>
    <style:style style:name="T184" style:parent-style-name="預設段落字型" style:family="text">
      <style:text-properties style:font-name="Wingdings 2" style:font-name-asian="Wingdings 2" style:font-name-complex="Wingdings 2" fo:color="#FF0000"/>
    </style:style>
    <style:style style:name="T185" style:parent-style-name="預設段落字型" style:family="text">
      <style:text-properties style:font-name="標楷體" style:font-name-asian="標楷體" fo:color="#FF0000" style:letter-kerning="false"/>
    </style:style>
    <style:style style:name="T186" style:parent-style-name="預設段落字型" style:family="text">
      <style:text-properties style:font-name="標楷體" style:font-name-asian="標楷體" fo:color="#FF0000" style:letter-kerning="false"/>
    </style:style>
    <style:style style:name="T187" style:parent-style-name="預設段落字型" style:family="text">
      <style:text-properties style:font-name="標楷體" style:font-name-asian="標楷體" style:letter-kerning="false"/>
    </style:style>
    <style:style style:name="T188" style:parent-style-name="預設段落字型" style:family="text">
      <style:text-properties style:font-name="標楷體" style:font-name-asian="標楷體"/>
    </style:style>
    <style:style style:name="T189" style:parent-style-name="預設段落字型" style:family="text">
      <style:text-properties style:font-name="標楷體" style:font-name-asian="標楷體"/>
    </style:style>
    <style:style style:name="T190" style:parent-style-name="預設段落字型" style:family="text">
      <style:text-properties style:font-name="標楷體" style:font-name-asian="標楷體" style:letter-kerning="false"/>
    </style:style>
    <style:style style:name="T191" style:parent-style-name="預設段落字型" style:family="text">
      <style:text-properties style:font-name="標楷體" style:font-name-asian="標楷體"/>
    </style:style>
    <style:style style:name="T192" style:parent-style-name="預設段落字型" style:family="text">
      <style:text-properties style:font-name="標楷體" style:font-name-asian="標楷體" style:letter-kerning="false"/>
    </style:style>
    <style:style style:name="T193" style:parent-style-name="預設段落字型" style:family="text">
      <style:text-properties style:font-name="標楷體" style:font-name-asian="標楷體"/>
    </style:style>
    <style:style style:name="T194" style:parent-style-name="預設段落字型" style:family="text">
      <style:text-properties style:font-name="標楷體" style:font-name-asian="標楷體" style:letter-kerning="false"/>
    </style:style>
    <style:style style:name="T195" style:parent-style-name="預設段落字型" style:family="text">
      <style:text-properties style:font-name="標楷體" style:font-name-asian="標楷體" style:letter-kerning="false"/>
    </style:style>
    <style:style style:name="T196" style:parent-style-name="預設段落字型" style:family="text">
      <style:text-properties style:font-name="標楷體" style:font-name-asian="標楷體"/>
    </style:style>
    <style:style style:name="T197" style:parent-style-name="預設段落字型" style:family="text">
      <style:text-properties style:font-name="標楷體" style:font-name-asian="標楷體" style:letter-kerning="false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款格式" style:family="paragraph">
      <style:paragraph-properties fo:margin-top="0.1277in" fo:margin-bottom="0.1277in" fo:line-height="0.2222in" fo:margin-left="0in" fo:margin-right="-0.3284in" fo:text-indent="0in">
        <style:tab-stops>
          <style:tab-stop style:type="left" style:position="0.375in"/>
        </style:tab-stops>
      </style:paragraph-properties>
    </style:style>
    <style:style style:name="T201" style:parent-style-name="預設段落字型" style:family="text">
      <style:text-properties fo:color="#FF0000"/>
    </style:style>
    <style:style style:name="T202" style:parent-style-name="預設段落字型" style:family="text">
      <style:text-properties style:font-name="Wingdings 2" style:font-name-asian="Wingdings 2" style:font-name-complex="Wingdings 2" fo:color="#FF0000"/>
    </style:style>
    <style:style style:name="T203" style:parent-style-name="預設段落字型" style:family="text">
      <style:text-properties fo:color="#FF0000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款格式" style:family="paragraph">
      <style:paragraph-properties fo:margin-top="0.1277in" fo:margin-bottom="0.1277in" fo:line-height="0.2222in" fo:margin-left="0in" fo:margin-right="-0.3284in" fo:text-indent="0in">
        <style:tab-stops>
          <style:tab-stop style:type="left" style:position="0.375in"/>
        </style:tab-stops>
      </style:paragraph-properties>
    </style:style>
    <style:style style:name="TableRow206" style:family="table-row">
      <style:table-row-properties style:min-row-height="0.5388in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款格式" style:family="paragraph">
      <style:paragraph-properties fo:text-align="center" fo:line-height="0.2222in" fo:margin-left="0.35in" fo:margin-right="0in" fo:text-indent="-0.35in">
        <style:tab-stops>
          <style:tab-stop style:type="left" style:position="0.025in"/>
        </style:tab-stops>
      </style:paragraph-properties>
    </style:style>
    <style:style style:name="P209" style:parent-style-name="款格式" style:family="paragraph">
      <style:paragraph-properties fo:text-align="center" fo:line-height="0.2222in" fo:margin-left="0.35in" fo:margin-right="0in" fo:text-indent="-0.35in">
        <style:tab-stops>
          <style:tab-stop style:type="left" style:position="0.025in"/>
        </style:tab-stops>
      </style:paragraph-properties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款格式" style:family="paragraph">
      <style:paragraph-properties fo:text-align="center" fo:margin-top="0.1277in" fo:margin-bottom="0.1277in" fo:line-height="0.2222in" fo:margin-left="0.2645in" fo:margin-right="0in" fo:text-indent="-0.2645in">
        <style:tab-stops>
          <style:tab-stop style:type="left" style:position="0.1104in"/>
        </style:tab-stops>
      </style:paragraph-properties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款格式" style:family="paragraph">
      <style:paragraph-properties fo:text-align="center" fo:line-height="0.2222in" fo:margin-left="0.35in" fo:margin-right="0in" fo:text-indent="-0.35in">
        <style:tab-stops>
          <style:tab-stop style:type="left" style:position="0.025in"/>
        </style:tab-stops>
      </style:paragraph-properties>
    </style:style>
    <style:style style:name="P214" style:parent-style-name="款格式" style:family="paragraph">
      <style:paragraph-properties fo:text-align="center" fo:line-height="0.2222in" fo:margin-left="0.35in" fo:margin-right="0in" fo:text-indent="-0.35in">
        <style:tab-stops>
          <style:tab-stop style:type="left" style:position="0.025in"/>
        </style:tab-stops>
      </style:paragraph-properties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款格式" style:family="paragraph">
      <style:paragraph-properties fo:text-align="center" fo:margin-top="0.1277in" fo:margin-bottom="0.1277in" fo:line-height="0.2222in" fo:margin-left="0.2645in" fo:margin-right="0in" fo:text-indent="-0.2645in">
        <style:tab-stops>
          <style:tab-stop style:type="left" style:position="0.1104in"/>
        </style:tab-stops>
      </style:paragraph-properties>
    </style:style>
    <style:style style:name="TableRow217" style:family="table-row">
      <style:table-row-properties style:min-row-height="0.3152in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款格式" style:family="paragraph">
      <style:paragraph-properties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FF0000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FF0000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</style:style>
    <style:style style:name="TableRow226" style:family="table-row">
      <style:table-row-properties style:min-row-height="0.3152in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款格式" style:family="paragraph">
      <style:paragraph-properties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FF0000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FF0000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</style:style>
    <style:style style:name="TableRow235" style:family="table-row">
      <style:table-row-properties style:min-row-height="0.3152in"/>
    </style:style>
    <style:style style:name="TableCell2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7" style:parent-style-name="款格式" style:family="paragraph">
      <style:paragraph-properties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FF0000"/>
    </style:style>
    <style:style style:name="TableCell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9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FF0000"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</style:style>
    <style:style style:name="TableRow244" style:family="table-row">
      <style:table-row-properties style:min-row-height="0.3152in"/>
    </style:style>
    <style:style style:name="TableCell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6" style:parent-style-name="款格式" style:family="paragraph">
      <style:paragraph-properties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FF0000"/>
    </style:style>
    <style:style style:name="TableCell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FF0000"/>
    </style:style>
    <style:style style:name="TableCell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0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</style:style>
    <style:style style:name="TableCell2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2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</style:style>
    <style:style style:name="TableRow253" style:family="table-row">
      <style:table-row-properties style:min-row-height="0.3152in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款格式" style:family="paragraph">
      <style:paragraph-properties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FF0000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FF0000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</style:style>
    <style:style style:name="TableRow262" style:family="table-row">
      <style:table-row-properties style:min-row-height="0.3152in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款格式" style:family="paragraph">
      <style:paragraph-properties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FF0000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FF0000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</style:style>
    <style:style style:name="TableRow271" style:family="table-row">
      <style:table-row-properties style:min-row-height="0.3152in"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" style:parent-style-name="款格式" style:family="paragraph">
      <style:paragraph-properties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FF0000"/>
    </style:style>
    <style:style style:name="TableCell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FF0000"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</style:style>
    <style:style style:name="TableRow280" style:family="table-row">
      <style:table-row-properties style:min-row-height="0.3152in"/>
    </style:style>
    <style:style style:name="TableCell2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" style:parent-style-name="款格式" style:family="paragraph">
      <style:paragraph-properties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FF0000"/>
    </style:style>
    <style:style style:name="TableCell2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4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FF0000"/>
    </style:style>
    <style:style style:name="TableCell2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</style:style>
    <style:style style:name="TableCell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8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</style:style>
    <style:style style:name="TableRow289" style:family="table-row">
      <style:table-row-properties style:min-row-height="0.3152in"/>
    </style:style>
    <style:style style:name="TableCell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1" style:parent-style-name="款格式" style:family="paragraph">
      <style:paragraph-properties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FF0000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FF0000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5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</style:style>
    <style:style style:name="TableCell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7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</style:style>
    <style:style style:name="TableRow298" style:family="table-row">
      <style:table-row-properties style:min-row-height="0.3152in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款格式" style:family="paragraph">
      <style:paragraph-properties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FF0000"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FF0000"/>
    </style:style>
    <style:style style:name="TableCell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4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</style:style>
    <style:style style:name="TableCell3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6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</style:style>
    <style:style style:name="TableRow307" style:family="table-row">
      <style:table-row-properties style:min-row-height="0.3152in"/>
    </style:style>
    <style:style style:name="TableCell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9" style:parent-style-name="款格式" style:family="paragraph">
      <style:paragraph-properties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FF0000"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FF0000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</style:style>
    <style:style style:name="TableRow316" style:family="table-row">
      <style:table-row-properties style:min-row-height="0.3152in"/>
    </style:style>
    <style:style style:name="TableCell3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8" style:parent-style-name="款格式" style:family="paragraph">
      <style:paragraph-properties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FF0000"/>
    </style:style>
    <style:style style:name="TableCell3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0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FF0000"/>
    </style:style>
    <style:style style:name="TableCell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2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</style:style>
    <style:style style:name="TableCell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4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</style:style>
    <style:style style:name="TableRow325" style:family="table-row">
      <style:table-row-properties style:min-row-height="0.3152in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7" style:parent-style-name="款格式" style:family="paragraph">
      <style:paragraph-properties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FF0000"/>
    </style:style>
    <style:style style:name="TableCell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9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FF0000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</style:style>
    <style:style style:name="TableCell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3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</style:style>
    <style:style style:name="TableRow334" style:family="table-row">
      <style:table-row-properties style:min-row-height="0.4319in"/>
    </style:style>
    <style:style style:name="TableCell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6" style:parent-style-name="款格式" style:family="paragraph">
      <style:paragraph-properties fo:text-align="center" fo:margin-top="0.1277in" fo:margin-left="0.3298in" fo:margin-right="-0.3284in" fo:text-indent="2.05in">
        <style:tab-stops>
          <style:tab-stop style:type="left" style:position="0.0451in"/>
        </style:tab-stops>
      </style:paragraph-properties>
    </style:style>
    <style:style style:name="T337" style:parent-style-name="預設段落字型" style:family="text">
      <style:text-properties fo:color="#FF0000" style:text-underline-type="single" style:text-underline-style="solid" style:text-underline-width="auto" style:text-underline-mode="continuous"/>
    </style:style>
    <style:style style:name="TableRow338" style:family="table-row">
      <style:table-row-properties style:min-row-height="0.5277in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款格式" style:family="paragraph">
      <style:paragraph-properties fo:margin-top="0.1277in" fo:line-height="0.2222in" fo:margin-left="0.3215in" fo:margin-right="-0.3284in" fo:text-indent="1.452in">
        <style:tab-stops>
          <style:tab-stop style:type="left" style:position="0.0534in"/>
        </style:tab-stops>
      </style:paragraph-properties>
    </style:style>
    <style:style style:name="T341" style:parent-style-name="預設段落字型" style:family="text">
      <style:text-properties style:font-name-complex="標楷體" style:language-complex="hi" style:country-complex="IN"/>
    </style:style>
    <style:style style:name="T342" style:parent-style-name="預設段落字型" style:family="text">
      <style:text-properties style:font-name="MS Mincho" style:font-name-asian="新細明體" style:font-name-complex="MS Mincho"/>
    </style:style>
    <style:style style:name="T343" style:parent-style-name="預設段落字型" style:family="text">
      <style:text-properties style:font-name="MS Mincho" style:font-name-asian="新細明體" style:font-name-complex="MS Mincho"/>
    </style:style>
    <style:style style:name="T344" style:parent-style-name="預設段落字型" style:family="text">
      <style:text-properties style:font-name="MS Mincho" style:font-name-asian="新細明體" style:font-name-complex="MS Mincho"/>
    </style:style>
    <style:style style:name="TableRow345" style:family="table-row">
      <style:table-row-properties style:min-row-height="1.652in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款格式" style:family="paragraph">
      <style:paragraph-properties fo:line-height="0.2222in" fo:margin-left="0in" fo:margin-right="0in" fo:text-indent="0in">
        <style:tab-stops>
          <style:tab-stop style:type="left" style:position="0.375in"/>
        </style:tab-stops>
      </style:paragraph-properties>
    </style:style>
    <style:style style:name="P348" style:parent-style-name="款格式" style:family="paragraph">
      <style:paragraph-properties fo:line-height="0.2777in" fo:margin-left="0.1708in" fo:margin-right="0in" fo:text-indent="-0.1708in">
        <style:tab-stops>
          <style:tab-stop style:type="left" style:position="0.2041in"/>
        </style:tab-stops>
      </style:paragraph-properties>
    </style:style>
    <style:style style:name="T349" style:parent-style-name="預設段落字型" style:family="text">
      <style:text-properties fo:font-weight="bold" style:font-weight-asian="bold" fo:color="#FF0000"/>
    </style:style>
    <style:style style:name="T350" style:parent-style-name="預設段落字型" style:family="text">
      <style:text-properties fo:font-weight="bold" style:font-weight-asian="bold" fo:color="#FF0000"/>
    </style:style>
    <style:style style:name="T351" style:parent-style-name="預設段落字型" style:family="text">
      <style:text-properties fo:font-weight="bold" style:font-weight-asian="bold" fo:color="#FF0000" fo:font-size="14pt" style:font-size-asian="14pt"/>
    </style:style>
    <style:style style:name="T352" style:parent-style-name="預設段落字型" style:family="text">
      <style:text-properties fo:font-weight="bold" style:font-weight-asian="bold" fo:color="#FF0000" fo:font-size="14pt" style:font-size-asian="14pt"/>
    </style:style>
    <style:style style:name="P353" style:parent-style-name="款格式" style:family="paragraph">
      <style:paragraph-properties fo:text-align="start" fo:line-height="0.2777in" fo:margin-left="0.1708in" fo:margin-right="0in" fo:text-indent="-0.1708in">
        <style:tab-stops>
          <style:tab-stop style:type="left" style:position="0.2041in"/>
        </style:tab-stops>
      </style:paragraph-properties>
    </style:style>
    <style:style style:name="T354" style:parent-style-name="超連結" style:family="text">
      <style:text-properties fo:letter-spacing="normal" style:text-scale="93%"/>
    </style:style>
    <style:style style:name="T355" style:parent-style-name="超連結" style:family="text">
      <style:text-properties fo:letter-spacing="normal" style:text-scale="93%"/>
    </style:style>
    <style:style style:name="T356" style:parent-style-name="超連結" style:family="text">
      <style:text-properties fo:letter-spacing="normal" style:text-scale="93%"/>
    </style:style>
    <style:style style:name="T357" style:parent-style-name="超連結" style:family="text">
      <style:text-properties fo:letter-spacing="normal" style:text-scale="93%"/>
    </style:style>
    <style:style style:name="T358" style:parent-style-name="超連結" style:family="text">
      <style:text-properties fo:letter-spacing="normal" style:text-scale="93%"/>
    </style:style>
    <style:style style:name="T359" style:parent-style-name="超連結" style:family="text">
      <style:text-properties fo:letter-spacing="normal" style:text-scale="93%"/>
    </style:style>
    <style:style style:name="T360" style:parent-style-name="超連結" style:family="text">
      <style:text-properties fo:letter-spacing="normal" style:text-scale="93%"/>
    </style:style>
    <style:style style:name="T361" style:parent-style-name="超連結" style:family="text">
      <style:text-properties fo:letter-spacing="0.2291in" style:text-scale="93%"/>
    </style:style>
    <style:style style:name="P362" style:parent-style-name="款格式" style:family="paragraph">
      <style:paragraph-properties fo:line-height="0.2777in" fo:margin-left="0.1708in" fo:margin-right="0in" fo:text-indent="-0.1708in">
        <style:tab-stops>
          <style:tab-stop style:type="left" style:position="0.2041in"/>
        </style:tab-stops>
      </style:paragraph-properties>
    </style:style>
    <style:style style:name="T363" style:parent-style-name="預設段落字型" style:family="text">
      <style:text-properties fo:color="#FF0000" fo:font-size="14pt" style:font-size-asian="14pt"/>
    </style:style>
    <style:style style:name="T364" style:parent-style-name="預設段落字型" style:family="text">
      <style:text-properties fo:color="#FF0000" fo:font-size="16pt" style:font-size-asian="16pt"/>
    </style:style>
    <style:style style:name="TableColumn366" style:family="table-column">
      <style:table-column-properties style:column-width="1.1618in"/>
    </style:style>
    <style:style style:name="TableColumn367" style:family="table-column">
      <style:table-column-properties style:column-width="1.2347in"/>
    </style:style>
    <style:style style:name="TableColumn368" style:family="table-column">
      <style:table-column-properties style:column-width="0.8791in"/>
    </style:style>
    <style:style style:name="TableColumn369" style:family="table-column">
      <style:table-column-properties style:column-width="0.6423in"/>
    </style:style>
    <style:style style:name="TableColumn370" style:family="table-column">
      <style:table-column-properties style:column-width="1.3513in"/>
    </style:style>
    <style:style style:name="TableColumn371" style:family="table-column">
      <style:table-column-properties style:column-width="1.0062in"/>
    </style:style>
    <style:style style:name="Table365" style:family="table">
      <style:table-properties style:width="6.2756in" fo:margin-left="0in" table:align="left"/>
    </style:style>
    <style:style style:name="TableRow372" style:family="table-row">
      <style:table-row-properties style:min-row-height="0.1937in" fo:keep-together="always"/>
    </style:style>
    <style:style style:name="TableCell37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374" style:parent-style-name="內文" style:family="paragraph">
      <style:paragraph-properties style:snap-to-layout-grid="false" fo:text-align="center"/>
    </style:style>
    <style:style style:name="T375" style:parent-style-name="預設段落字型" style:family="text">
      <style:text-properties style:font-name="華康楷書體W7" style:font-name-asian="華康楷書體W7" fo:font-weight="bold" style:font-weight-asian="bold" fo:font-size="18pt" style:font-size-asian="18pt" style:font-size-complex="16pt"/>
    </style:style>
    <style:style style:name="P376" style:parent-style-name="內文" style:family="paragraph">
      <style:paragraph-properties fo:widows="2" fo:orphans="2" style:snap-to-layout-grid="false" fo:text-align="center" style:vertical-align="auto" fo:text-indent="0.0833in"/>
      <style:text-properties style:font-name="標楷體" style:font-name-asian="標楷體" fo:color="#000000" fo:hyphenate="true"/>
    </style:style>
    <style:style style:name="TableRow377" style:family="table-row">
      <style:table-row-properties style:min-row-height="0.5513in" fo:keep-together="always"/>
    </style:style>
    <style:style style:name="TableCell3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9" style:parent-style-name="內文" style:family="paragraph">
      <style:paragraph-properties fo:widows="2" fo:orphans="2" fo:text-align="center"/>
      <style:text-properties style:font-name="標楷體" style:font-name-asian="標楷體" fo:color="#000000" style:letter-kerning="false"/>
    </style:style>
    <style:style style:name="P380" style:parent-style-name="內文" style:family="paragraph">
      <style:paragraph-properties fo:widows="2" fo:orphans="2"/>
    </style:style>
    <style:style style:name="T381" style:parent-style-name="預設段落字型" style:family="text">
      <style:text-properties style:font-name="標楷體" style:font-name-asian="標楷體" fo:color="#000000" style:letter-kerning="false"/>
    </style:style>
    <style:style style:name="T382" style:parent-style-name="預設段落字型" style:family="text">
      <style:text-properties style:font-name="標楷體" style:font-name-asian="標楷體" fo:color="#000000" style:letter-kerning="false"/>
    </style:style>
    <style:style style:name="T383" style:parent-style-name="預設段落字型" style:family="text">
      <style:text-properties style:font-name="標楷體" style:font-name-asian="標楷體" fo:color="#000000" style:letter-kerning="false"/>
    </style:style>
    <style:style style:name="TableCell3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5" style:parent-style-name="內文" style:family="paragraph">
      <style:paragraph-properties fo:widows="2" fo:orphans="2" fo:text-align="justify" style:vertical-align="auto" fo:text-indent="0.0833in"/>
      <style:text-properties fo:hyphenate="true"/>
    </style:style>
    <style:style style:name="T386" style:parent-style-name="預設段落字型" style:family="text">
      <style:text-properties style:font-name="標楷體" style:font-name-asian="標楷體" fo:color="#000000"/>
    </style:style>
    <style:style style:name="T387" style:parent-style-name="預設段落字型" style:family="text">
      <style:text-properties style:font-name="標楷體" style:font-name-asian="標楷體" fo:color="#000000"/>
    </style:style>
    <style:style style:name="T388" style:parent-style-name="預設段落字型" style:family="text">
      <style:text-properties style:font-name="標楷體" style:font-name-asian="標楷體" fo:color="#000000" style:letter-kerning="false"/>
    </style:style>
    <style:style style:name="T389" style:parent-style-name="預設段落字型" style:family="text">
      <style:text-properties style:font-name="標楷體" style:font-name-asian="標楷體" fo:color="#000000" style:letter-kerning="false"/>
    </style:style>
    <style:style style:name="T390" style:parent-style-name="預設段落字型" style:family="text">
      <style:text-properties style:font-name="標楷體" style:font-name-asian="標楷體" fo:color="#000000"/>
    </style:style>
    <style:style style:name="T391" style:parent-style-name="預設段落字型" style:family="text">
      <style:text-properties style:font-name="標楷體" style:font-name-asian="標楷體" fo:color="#000000" style:letter-kerning="false"/>
    </style:style>
    <style:style style:name="T392" style:parent-style-name="預設段落字型" style:family="text">
      <style:text-properties style:font-name="標楷體" style:font-name-asian="標楷體" fo:color="#000000"/>
    </style:style>
    <style:style style:name="T393" style:parent-style-name="預設段落字型" style:family="text">
      <style:text-properties style:font-name="標楷體" style:font-name-asian="標楷體" fo:color="#000000"/>
    </style:style>
    <style:style style:name="T394" style:parent-style-name="預設段落字型" style:family="text">
      <style:text-properties style:font-name="標楷體" style:font-name-asian="標楷體" fo:color="#000000"/>
    </style:style>
    <style:style style:name="T395" style:parent-style-name="預設段落字型" style:family="text">
      <style:text-properties style:font-name="標楷體" style:font-name-asian="標楷體" fo:color="#000000" style:letter-kerning="false"/>
    </style:style>
    <style:style style:name="P396" style:parent-style-name="內文" style:family="paragraph">
      <style:paragraph-properties fo:widows="2" fo:orphans="2" fo:margin-left="0.0833in">
        <style:tab-stops/>
      </style:paragraph-properties>
    </style:style>
    <style:style style:name="T397" style:parent-style-name="預設段落字型" style:family="text">
      <style:text-properties style:font-name="標楷體" style:font-name-asian="標楷體" fo:color="#000000"/>
    </style:style>
    <style:style style:name="T398" style:parent-style-name="預設段落字型" style:family="text">
      <style:text-properties style:font-name="標楷體" style:font-name-asian="標楷體" fo:color="#000000" style:letter-kerning="false"/>
    </style:style>
    <style:style style:name="T399" style:parent-style-name="預設段落字型" style:family="text">
      <style:text-properties style:font-name="標楷體" style:font-name-asian="標楷體" fo:color="#000000" style:letter-kerning="false"/>
    </style:style>
    <style:style style:name="T400" style:parent-style-name="預設段落字型" style:family="text">
      <style:text-properties style:font-name="標楷體" style:font-name-asian="標楷體" fo:color="#000000"/>
    </style:style>
    <style:style style:name="T401" style:parent-style-name="預設段落字型" style:family="text">
      <style:text-properties style:font-name="標楷體" style:font-name-asian="標楷體" fo:color="#000000"/>
    </style:style>
    <style:style style:name="T402" style:parent-style-name="預設段落字型" style:family="text">
      <style:text-properties style:font-name="標楷體" style:font-name-asian="標楷體" fo:color="#000000" style:letter-kerning="false"/>
    </style:style>
    <style:style style:name="T403" style:parent-style-name="預設段落字型" style:family="text">
      <style:text-properties style:font-name="標楷體" style:font-name-asian="標楷體" fo:color="#000000"/>
    </style:style>
    <style:style style:name="T404" style:parent-style-name="預設段落字型" style:family="text">
      <style:text-properties style:font-name="標楷體" style:font-name-asian="標楷體" fo:color="#000000" style:letter-kerning="false"/>
    </style:style>
    <style:style style:name="T405" style:parent-style-name="預設段落字型" style:family="text">
      <style:text-properties style:font-name="標楷體" style:font-name-asian="標楷體" fo:color="#000000"/>
    </style:style>
    <style:style style:name="T406" style:parent-style-name="預設段落字型" style:family="text">
      <style:text-properties style:font-name="標楷體" style:font-name-asian="標楷體" fo:color="#000000" style:letter-kerning="false"/>
    </style:style>
    <style:style style:name="T407" style:parent-style-name="預設段落字型" style:family="text">
      <style:text-properties style:font-name="標楷體" style:font-name-asian="標楷體" fo:color="#000000" style:letter-kerning="false"/>
    </style:style>
    <style:style style:name="T408" style:parent-style-name="預設段落字型" style:family="text">
      <style:text-properties style:font-name="標楷體" style:font-name-asian="標楷體" fo:color="#000000"/>
    </style:style>
    <style:style style:name="T409" style:parent-style-name="預設段落字型" style:family="text">
      <style:text-properties style:font-name="標楷體" style:font-name-asian="標楷體" fo:color="#000000" style:letter-kerning="false"/>
    </style:style>
    <style:style style:name="TableRow410" style:family="table-row">
      <style:table-row-properties fo:keep-together="always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款格式" style:family="paragraph">
      <style:paragraph-properties fo:margin-top="0.1277in" fo:margin-bottom="0.1277in" fo:line-height="0.2222in" fo:margin-left="0in" fo:margin-right="-0.3284in" fo:text-indent="0in">
        <style:tab-stops>
          <style:tab-stop style:type="left" style:position="0.375in"/>
        </style:tab-stops>
      </style:paragraph-properties>
      <style:text-properties fo:color="#000000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款格式" style:family="paragraph">
      <style:paragraph-properties fo:margin-top="0.1277in" fo:margin-bottom="0.1277in" fo:line-height="0.2222in" fo:margin-left="0in" fo:margin-right="-0.3284in" fo:text-indent="0in">
        <style:tab-stops>
          <style:tab-stop style:type="left" style:position="0.375in"/>
        </style:tab-stops>
      </style:paragraph-properties>
      <style:text-properties fo:color="#000000"/>
    </style:style>
    <style:style style:name="TableRow415" style:family="table-row">
      <style:table-row-properties style:min-row-height="0.5388in" fo:keep-together="always"/>
    </style:style>
    <style:style style:name="TableCell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7" style:parent-style-name="款格式" style:family="paragraph">
      <style:paragraph-properties fo:text-align="center" fo:line-height="0.2222in" fo:margin-left="0.35in" fo:margin-right="0in" fo:text-indent="-0.35in">
        <style:tab-stops>
          <style:tab-stop style:type="left" style:position="0.025in"/>
        </style:tab-stops>
      </style:paragraph-properties>
      <style:text-properties fo:color="#000000"/>
    </style:style>
    <style:style style:name="P418" style:parent-style-name="款格式" style:family="paragraph">
      <style:paragraph-properties fo:text-align="center" fo:line-height="0.2222in" fo:margin-left="0.35in" fo:margin-right="0in" fo:text-indent="-0.35in">
        <style:tab-stops>
          <style:tab-stop style:type="left" style:position="0.025in"/>
        </style:tab-stops>
      </style:paragraph-properties>
    </style:style>
    <style:style style:name="T419" style:parent-style-name="預設段落字型" style:family="text">
      <style:text-properties fo:color="#000000"/>
    </style:style>
    <style:style style:name="T420" style:parent-style-name="預設段落字型" style:family="text">
      <style:text-properties fo:font-weight="bold" style:font-weight-asian="bold" fo:color="#000000"/>
    </style:style>
    <style:style style:name="T421" style:parent-style-name="預設段落字型" style:family="text">
      <style:text-properties fo:font-weight="bold" style:font-weight-asian="bold" fo:color="#000000"/>
    </style:style>
    <style:style style:name="T422" style:parent-style-name="預設段落字型" style:family="text">
      <style:text-properties fo:font-weight="bold" style:font-weight-asian="bold" fo:color="#000000"/>
    </style:style>
    <style:style style:name="TableCell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4" style:parent-style-name="款格式" style:family="paragraph">
      <style:paragraph-properties fo:text-align="center" fo:margin-top="0.1277in" fo:margin-bottom="0.1277in" fo:line-height="0.2222in" fo:margin-left="0.2645in" fo:margin-right="0in" fo:text-indent="-0.2645in">
        <style:tab-stops>
          <style:tab-stop style:type="left" style:position="0.1104in"/>
        </style:tab-stops>
      </style:paragraph-properties>
      <style:text-properties fo:color="#000000"/>
    </style:style>
    <style:style style:name="TableCell4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6" style:parent-style-name="款格式" style:family="paragraph">
      <style:paragraph-properties fo:text-align="center" fo:line-height="0.2222in" fo:margin-left="0.35in" fo:margin-right="0in" fo:text-indent="-0.35in">
        <style:tab-stops>
          <style:tab-stop style:type="left" style:position="0.025in"/>
        </style:tab-stops>
      </style:paragraph-properties>
      <style:text-properties fo:color="#000000"/>
    </style:style>
    <style:style style:name="P427" style:parent-style-name="款格式" style:family="paragraph">
      <style:paragraph-properties fo:text-align="center" fo:line-height="0.2222in" fo:margin-left="0.35in" fo:margin-right="0in" fo:text-indent="-0.35in">
        <style:tab-stops>
          <style:tab-stop style:type="left" style:position="0.025in"/>
        </style:tab-stops>
      </style:paragraph-properties>
    </style:style>
    <style:style style:name="T428" style:parent-style-name="預設段落字型" style:family="text">
      <style:text-properties fo:color="#000000"/>
    </style:style>
    <style:style style:name="T429" style:parent-style-name="預設段落字型" style:family="text">
      <style:text-properties fo:font-weight="bold" style:font-weight-asian="bold" fo:color="#000000"/>
    </style:style>
    <style:style style:name="T430" style:parent-style-name="預設段落字型" style:family="text">
      <style:text-properties fo:font-weight="bold" style:font-weight-asian="bold" fo:color="#000000"/>
    </style:style>
    <style:style style:name="T431" style:parent-style-name="預設段落字型" style:family="text">
      <style:text-properties fo:font-weight="bold" style:font-weight-asian="bold" fo:color="#000000"/>
    </style:style>
    <style:style style:name="TableCell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3" style:parent-style-name="款格式" style:family="paragraph">
      <style:paragraph-properties fo:text-align="center" fo:margin-top="0.1277in" fo:margin-bottom="0.1277in" fo:line-height="0.2222in" fo:margin-left="0.2645in" fo:margin-right="0in" fo:text-indent="-0.2645in">
        <style:tab-stops>
          <style:tab-stop style:type="left" style:position="0.1104in"/>
        </style:tab-stops>
      </style:paragraph-properties>
      <style:text-properties fo:color="#000000"/>
    </style:style>
    <style:style style:name="TableRow434" style:family="table-row">
      <style:table-row-properties style:min-row-height="0.3152in" fo:keep-together="always"/>
    </style:style>
    <style:style style:name="TableCell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6" style:parent-style-name="款格式" style:family="paragraph">
      <style:paragraph-properties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000000"/>
    </style:style>
    <style:style style:name="TableCell4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8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000000"/>
    </style:style>
    <style:style style:name="TableCell4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0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fo:color="#000000"/>
    </style:style>
    <style:style style:name="TableCell4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2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fo:color="#000000"/>
    </style:style>
    <style:style style:name="TableRow443" style:family="table-row">
      <style:table-row-properties style:min-row-height="0.3152in" fo:keep-together="always"/>
    </style:style>
    <style:style style:name="TableCell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5" style:parent-style-name="款格式" style:family="paragraph">
      <style:paragraph-properties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000000"/>
    </style:style>
    <style:style style:name="TableCell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7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000000"/>
    </style:style>
    <style:style style:name="TableCell4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9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fo:color="#000000"/>
    </style:style>
    <style:style style:name="TableCell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1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fo:color="#000000"/>
    </style:style>
    <style:style style:name="TableRow452" style:family="table-row">
      <style:table-row-properties style:min-row-height="0.3152in" fo:keep-together="always"/>
    </style:style>
    <style:style style:name="TableCell4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4" style:parent-style-name="款格式" style:family="paragraph">
      <style:paragraph-properties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000000"/>
    </style:style>
    <style:style style:name="TableCell4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6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000000"/>
    </style:style>
    <style:style style:name="TableCell4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8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fo:color="#000000"/>
    </style:style>
    <style:style style:name="TableCell4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0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fo:color="#000000"/>
    </style:style>
    <style:style style:name="TableRow461" style:family="table-row">
      <style:table-row-properties style:min-row-height="0.3152in" fo:keep-together="always"/>
    </style:style>
    <style:style style:name="TableCell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3" style:parent-style-name="款格式" style:family="paragraph">
      <style:paragraph-properties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000000"/>
    </style:style>
    <style:style style:name="TableCell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5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000000"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7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fo:color="#000000"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9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fo:color="#000000"/>
    </style:style>
    <style:style style:name="TableRow470" style:family="table-row">
      <style:table-row-properties style:min-row-height="0.3152in" fo:keep-together="always"/>
    </style:style>
    <style:style style:name="TableCell4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2" style:parent-style-name="款格式" style:family="paragraph">
      <style:paragraph-properties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000000"/>
    </style:style>
    <style:style style:name="TableCell4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4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000000"/>
    </style:style>
    <style:style style:name="TableCell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6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fo:color="#000000"/>
    </style:style>
    <style:style style:name="TableCell4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8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fo:color="#000000"/>
    </style:style>
    <style:style style:name="TableRow479" style:family="table-row">
      <style:table-row-properties style:min-row-height="0.3152in" fo:keep-together="always"/>
    </style:style>
    <style:style style:name="TableCell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1" style:parent-style-name="款格式" style:family="paragraph">
      <style:paragraph-properties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000000"/>
    </style:style>
    <style:style style:name="TableCell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3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000000"/>
    </style:style>
    <style:style style:name="TableCell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5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fo:color="#000000"/>
    </style:style>
    <style:style style:name="TableCell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7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fo:color="#000000"/>
    </style:style>
    <style:style style:name="TableRow488" style:family="table-row">
      <style:table-row-properties style:min-row-height="0.3152in" fo:keep-together="always"/>
    </style:style>
    <style:style style:name="TableCell4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0" style:parent-style-name="款格式" style:family="paragraph">
      <style:paragraph-properties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000000"/>
    </style:style>
    <style:style style:name="TableCell4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2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000000"/>
    </style:style>
    <style:style style:name="TableCell4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4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fo:color="#000000"/>
    </style:style>
    <style:style style:name="TableCell4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6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fo:color="#000000"/>
    </style:style>
    <style:style style:name="TableRow497" style:family="table-row">
      <style:table-row-properties style:min-row-height="0.3152in" fo:keep-together="always"/>
    </style:style>
    <style:style style:name="TableCell4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9" style:parent-style-name="款格式" style:family="paragraph">
      <style:paragraph-properties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000000"/>
    </style:style>
    <style:style style:name="TableCell5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1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000000"/>
    </style:style>
    <style:style style:name="TableCell5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3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fo:color="#000000"/>
    </style:style>
    <style:style style:name="TableCell5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5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fo:color="#000000"/>
    </style:style>
    <style:style style:name="TableRow506" style:family="table-row">
      <style:table-row-properties style:min-row-height="0.3152in" fo:keep-together="always"/>
    </style:style>
    <style:style style:name="TableCell5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8" style:parent-style-name="款格式" style:family="paragraph">
      <style:paragraph-properties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000000"/>
    </style:style>
    <style:style style:name="TableCell5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0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000000"/>
    </style:style>
    <style:style style:name="TableCell5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2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fo:color="#000000"/>
    </style:style>
    <style:style style:name="TableCell5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4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fo:color="#000000"/>
    </style:style>
    <style:style style:name="TableRow515" style:family="table-row">
      <style:table-row-properties style:min-row-height="0.3152in" fo:keep-together="always"/>
    </style:style>
    <style:style style:name="TableCell5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7" style:parent-style-name="款格式" style:family="paragraph">
      <style:paragraph-properties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000000"/>
    </style:style>
    <style:style style:name="TableCell5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9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000000"/>
    </style:style>
    <style:style style:name="TableCell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1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fo:color="#000000"/>
    </style:style>
    <style:style style:name="TableCell5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3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fo:color="#000000"/>
    </style:style>
    <style:style style:name="TableRow524" style:family="table-row">
      <style:table-row-properties style:min-row-height="0.3152in" fo:keep-together="always"/>
    </style:style>
    <style:style style:name="TableCell5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6" style:parent-style-name="款格式" style:family="paragraph">
      <style:paragraph-properties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000000"/>
    </style:style>
    <style:style style:name="TableCell5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8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000000"/>
    </style:style>
    <style:style style:name="TableCell5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0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fo:color="#000000"/>
    </style:style>
    <style:style style:name="TableCell5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2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fo:color="#000000"/>
    </style:style>
    <style:style style:name="TableRow533" style:family="table-row">
      <style:table-row-properties style:min-row-height="0.3152in" fo:keep-together="always"/>
    </style:style>
    <style:style style:name="TableCell5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5" style:parent-style-name="款格式" style:family="paragraph">
      <style:paragraph-properties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000000"/>
    </style:style>
    <style:style style:name="TableCell5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7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000000"/>
    </style:style>
    <style:style style:name="TableCell5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9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fo:color="#000000"/>
    </style:style>
    <style:style style:name="TableCell5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1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fo:color="#000000"/>
    </style:style>
    <style:style style:name="TableRow542" style:family="table-row">
      <style:table-row-properties style:min-row-height="0.3152in" fo:keep-together="always"/>
    </style:style>
    <style:style style:name="TableCell5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4" style:parent-style-name="款格式" style:family="paragraph">
      <style:paragraph-properties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000000"/>
    </style:style>
    <style:style style:name="TableCell5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6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style:font-name="Times New Roman" fo:color="#000000"/>
    </style:style>
    <style:style style:name="TableCell5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8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fo:color="#000000"/>
    </style:style>
    <style:style style:name="TableCell5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0" style:parent-style-name="款格式" style:family="paragraph">
      <style:paragraph-properties fo:text-align="center"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fo:color="#000000"/>
    </style:style>
    <style:style style:name="TableRow551" style:family="table-row">
      <style:table-row-properties style:min-row-height="0.4319in" fo:keep-together="always"/>
    </style:style>
    <style:style style:name="TableCell5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3" style:parent-style-name="款格式" style:family="paragraph">
      <style:paragraph-properties fo:margin-top="0.1277in" fo:margin-left="0.3298in" fo:margin-right="-0.3284in" fo:text-indent="2.05in">
        <style:tab-stops>
          <style:tab-stop style:type="left" style:position="0.0451in"/>
        </style:tab-stops>
      </style:paragraph-properties>
    </style:style>
    <style:style style:name="T554" style:parent-style-name="預設段落字型" style:family="text">
      <style:text-properties fo:color="#000000"/>
    </style:style>
    <style:style style:name="T555" style:parent-style-name="預設段落字型" style:family="text">
      <style:text-properties fo:color="#000000"/>
    </style:style>
    <style:style style:name="T556" style:parent-style-name="預設段落字型" style:family="text">
      <style:text-properties fo:color="#000000"/>
    </style:style>
    <style:style style:name="T557" style:parent-style-name="預設段落字型" style:family="text">
      <style:text-properties fo:color="#000000" style:text-underline-type="single" style:text-underline-style="solid" style:text-underline-width="auto" style:text-underline-mode="continuous"/>
    </style:style>
    <style:style style:name="TableRow558" style:family="table-row">
      <style:table-row-properties style:min-row-height="0.5277in" fo:keep-together="always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款格式" style:family="paragraph">
      <style:paragraph-properties fo:margin-top="0.1277in" fo:line-height="0.2222in" fo:margin-left="0.3215in" fo:margin-right="-0.3284in" fo:text-indent="1.452in">
        <style:tab-stops>
          <style:tab-stop style:type="left" style:position="0.0534in"/>
        </style:tab-stops>
      </style:paragraph-properties>
    </style:style>
    <style:style style:name="T561" style:parent-style-name="預設段落字型" style:family="text">
      <style:text-properties style:font-name-complex="標楷體" fo:color="#000000" style:language-complex="hi" style:country-complex="IN"/>
    </style:style>
    <style:style style:name="T562" style:parent-style-name="預設段落字型" style:family="text">
      <style:text-properties style:font-name="MS Mincho" style:font-name-asian="新細明體" style:font-name-complex="MS Mincho" fo:color="#000000"/>
    </style:style>
    <style:style style:name="T563" style:parent-style-name="預設段落字型" style:family="text">
      <style:text-properties fo:color="#000000"/>
    </style:style>
    <style:style style:name="T564" style:parent-style-name="預設段落字型" style:family="text">
      <style:text-properties fo:color="#000000"/>
    </style:style>
    <style:style style:name="T565" style:parent-style-name="預設段落字型" style:family="text">
      <style:text-properties fo:color="#000000"/>
    </style:style>
    <style:style style:name="T566" style:parent-style-name="預設段落字型" style:family="text">
      <style:text-properties fo:color="#000000"/>
    </style:style>
    <style:style style:name="T567" style:parent-style-name="預設段落字型" style:family="text">
      <style:text-properties style:font-name="MS Mincho" style:font-name-asian="新細明體" style:font-name-complex="MS Mincho" fo:color="#000000"/>
    </style:style>
    <style:style style:name="T568" style:parent-style-name="預設段落字型" style:family="text">
      <style:text-properties fo:color="#000000"/>
    </style:style>
    <style:style style:name="T569" style:parent-style-name="預設段落字型" style:family="text">
      <style:text-properties style:font-name="MS Mincho" style:font-name-asian="新細明體" style:font-name-complex="MS Mincho" fo:color="#000000"/>
    </style:style>
    <style:style style:name="T570" style:parent-style-name="預設段落字型" style:family="text">
      <style:text-properties fo:color="#000000"/>
    </style:style>
    <style:style style:name="TableRow571" style:family="table-row">
      <style:table-row-properties style:min-row-height="1.652in" fo:keep-together="always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款格式" style:family="paragraph">
      <style:paragraph-properties fo:line-height="0.2222in" fo:margin-left="0in" fo:margin-right="0in" fo:text-indent="0in">
        <style:tab-stops>
          <style:tab-stop style:type="left" style:position="0.375in"/>
        </style:tab-stops>
      </style:paragraph-properties>
      <style:text-properties fo:color="#000000"/>
    </style:style>
    <style:style style:name="P574" style:parent-style-name="款格式" style:family="paragraph">
      <style:paragraph-properties fo:line-height="0.2777in" fo:margin-left="0.1708in" fo:margin-right="0in" fo:text-indent="-0.1708in">
        <style:tab-stops>
          <style:tab-stop style:type="left" style:position="0.2041in"/>
        </style:tab-stops>
      </style:paragraph-properties>
    </style:style>
    <style:style style:name="T575" style:parent-style-name="預設段落字型" style:family="text">
      <style:text-properties fo:color="#000000"/>
    </style:style>
    <style:style style:name="T576" style:parent-style-name="預設段落字型" style:family="text">
      <style:text-properties fo:color="#000000"/>
    </style:style>
    <style:style style:name="T577" style:parent-style-name="預設段落字型" style:family="text">
      <style:text-properties fo:font-weight="bold" style:font-weight-asian="bold" fo:color="#000000"/>
    </style:style>
    <style:style style:name="T578" style:parent-style-name="預設段落字型" style:family="text">
      <style:text-properties fo:font-weight="bold" style:font-weight-asian="bold" fo:color="#FF0000"/>
    </style:style>
    <style:style style:name="T579" style:parent-style-name="預設段落字型" style:family="text">
      <style:text-properties fo:color="#FF0000"/>
    </style:style>
    <style:style style:name="T580" style:parent-style-name="預設段落字型" style:family="text">
      <style:text-properties fo:font-weight="bold" style:font-weight-asian="bold" fo:color="#FF0000"/>
    </style:style>
    <style:style style:name="T581" style:parent-style-name="預設段落字型" style:family="text">
      <style:text-properties fo:font-weight="bold" style:font-weight-asian="bold" fo:color="#FF0000" fo:font-size="14pt" style:font-size-asian="14pt"/>
    </style:style>
    <style:style style:name="T582" style:parent-style-name="預設段落字型" style:family="text">
      <style:text-properties fo:font-weight="bold" style:font-weight-asian="bold" fo:color="#FF0000" fo:font-size="14pt" style:font-size-asian="14pt"/>
    </style:style>
    <style:style style:name="T583" style:parent-style-name="預設段落字型" style:family="text">
      <style:text-properties fo:color="#FF0000"/>
    </style:style>
    <style:style style:name="P584" style:parent-style-name="款格式" style:family="paragraph">
      <style:paragraph-properties fo:text-align="start" fo:line-height="0.2777in" fo:margin-left="0.1708in" fo:margin-right="0in" fo:text-indent="-0.1708in">
        <style:tab-stops>
          <style:tab-stop style:type="left" style:position="0.2041in"/>
        </style:tab-stops>
      </style:paragraph-properties>
    </style:style>
    <style:style style:name="T585" style:parent-style-name="預設段落字型" style:family="text">
      <style:text-properties fo:color="#000000"/>
    </style:style>
    <style:style style:name="T586" style:parent-style-name="預設段落字型" style:family="text">
      <style:text-properties fo:color="#000000"/>
    </style:style>
    <style:style style:name="T587" style:parent-style-name="超連結" style:family="text">
      <style:text-properties fo:color="#000000" fo:letter-spacing="normal" style:text-scale="93%"/>
    </style:style>
    <style:style style:name="T588" style:parent-style-name="超連結" style:family="text">
      <style:text-properties fo:color="#000000" fo:letter-spacing="0.2291in" style:text-scale="93%"/>
    </style:style>
    <style:style style:name="P589" style:parent-style-name="款格式" style:family="paragraph">
      <style:paragraph-properties fo:line-height="0.2777in" fo:margin-left="0.1708in" fo:margin-right="0in" fo:text-indent="-0.1708in">
        <style:tab-stops>
          <style:tab-stop style:type="left" style:position="0.2041in"/>
        </style:tab-stops>
      </style:paragraph-properties>
    </style:style>
    <style:style style:name="T590" style:parent-style-name="預設段落字型" style:family="text">
      <style:text-properties fo:color="#000000"/>
    </style:style>
    <style:style style:name="T591" style:parent-style-name="預設段落字型" style:family="text">
      <style:text-properties fo:color="#FF0000" fo:font-size="14pt" style:font-size-asian="14pt"/>
    </style:style>
    <style:style style:name="T592" style:parent-style-name="預設段落字型" style:family="text">
      <style:text-properties fo:color="#000000" fo:font-size="16pt" style:font-size-asian="16pt"/>
    </style:style>
    <style:style style:name="T593" style:parent-style-name="預設段落字型" style:family="text">
      <style:text-properties fo:color="#000000"/>
    </style:style>
    <style:style style:name="T594" style:parent-style-name="預設段落字型" style:family="text">
      <style:text-properties fo:color="#000000"/>
    </style:style>
    <style:style style:name="T595" style:parent-style-name="預設段落字型" style:family="text">
      <style:text-properties fo:color="#000000"/>
    </style:style>
    <style:style style:name="T596" style:parent-style-name="預設段落字型" style:family="text">
      <style:text-properties fo:color="#000000"/>
    </style:style>
    <style:style style:name="T597" style:parent-style-name="預設段落字型" style:family="text">
      <style:text-properties fo:color="#000000"/>
    </style:style>
    <style:style style:name="P598" style:parent-style-name="內文" style:family="paragraph">
      <style:paragraph-properties fo:text-align="center"/>
    </style:style>
  </office:automatic-styles>
  <office:body>
    <office:text text:use-soft-page-breaks="true">
      <text:p text:style-name="P1"><text:span text:style-name="T4">萬能科技大學</text:span><text:span text:style-name="T5">107</text:span><text:span text:style-name="T6">年環境教育人員暨展延研習班</text:span></text:p>
      <text:p text:style-name="P7"><text:span text:style-name="T8">(30</text:span><text:span text:style-name="T9">小時</text:span><text:span text:style-name="T10">+6</text:span><text:span text:style-name="T11">小時</text:span><text:span text:style-name="T12">)</text:span><text:span text:style-name="T13">報名表</text:span></text:p>
      <text:list text:style-name="LFO1" text:continue-numbering="true">
        <text:list-item>
          <text:p text:style-name="P14">依據：依中華民國「環境教育法」第18<text:s/>條規定，機關、公營事業機構、學校及政<text:s text:c="2"/>府捐助基金累計超過50%之財團法人，應指定人員推廣環境教育。其中學校所指定之人員，應自本法施行之日起5<text:s/>年內，依第10<text:s/>條規定取得認證。另依「環境教育人員認證及管理辦法」第4條第3項規定辦理30小時研習。第15條期限屆滿前3至6個月內得申請展延，每次展延之有效期限為5年。展延可參加環境教育機構舉辦之研習30小時以上，其中應包含三小時之環境教育法規。</text:p>
        </text:list-item>
        <text:list-item>
          <text:p text:style-name="P15">地點：萬能科技大學弘道館E303視聽教室(桃園市中壢區萬能路1號)</text:p>
        </text:list-item>
        <text:list-item>
          <text:p text:style-name="P16">班別：第10703001期-假日班</text:p>
        </text:list-item>
        <text:list-item>
          <text:p text:style-name="P17">研習費用：新台幣6,000元整。</text:p>
        </text:list-item>
        <text:list-item>
          <text:p text:style-name="P18">研習期間：107年8/4(六)、8/5(日)、8/11(六)、8/12(日)、8/18(六)，共5日。</text:p>
        </text:list-item>
        <text:list-item>
          <text:p text:style-name="P19">參訓對象分二種，未取得環境教育人員者及已取得環境教育人員者：</text:p>
        </text:list-item>
      </text:list>
      <text:list text:style-name="LFO2" text:continue-numbering="true">
        <text:list-item>
          <text:p text:style-name="P20"><text:span text:style-name="T21">1.</text:span><text:span text:style-name="T22">本計畫研習對象為十八歲以上之中華民國國民、各類團體、事業、政府機關（構）及學校人員。</text:span><text:span text:style-name="T23">2.</text:span><text:span text:style-name="T24">欲以「環境教育人員認證及管理辦法」第</text:span><text:span text:style-name="T25">4</text:span><text:span text:style-name="T26">條第二款辦理認證者</text:span><text:span text:style-name="T27"><text:s/>(</text:span><text:span text:style-name="T28">除了</text:span><text:span text:style-name="T29">30</text:span><text:span text:style-name="T30">小時研習時數證明外，必須提出</text:span><text:span text:style-name="T31">18</text:span><text:span text:style-name="T32">個環境相關領域學分證明，方能申請認證</text:span><text:span text:style-name="T33">)</text:span><text:span text:style-name="T34">。</text:span><text:span text:style-name="T35">3.</text:span><text:span text:style-name="T36">參訓時須全程參與研習課程</text:span><text:span text:style-name="T37">。</text:span></text:p>
        </text:list-item>
        <text:list-item>
          <text:p text:style-name="P38"><text:span text:style-name="T39">2.</text:span><text:span text:style-name="T40">展延資格</text:span><text:span text:style-name="T41">：已取得環境教育人員認證者。</text:span></text:p>
        </text:list-item>
      </text:list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 table:number-columns-spanned="6">
            <text:p text:style-name="P51">個人基本資料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">
          <table:table-cell table:style-name="TableCell53">
            <text:p text:style-name="P54">姓名</text:p>
          </table:table-cell>
          <table:table-cell table:style-name="TableCell55" table:number-columns-spanned="2">
            <text:p text:style-name="P56"/>
          </table:table-cell>
          <table:covered-table-cell/>
          <table:table-cell table:style-name="TableCell57">
            <text:p text:style-name="P58">出生年月日</text:p>
          </table:table-cell>
          <table:table-cell table:style-name="TableCell59" table:number-columns-spanned="2">
            <text:p text:style-name="P60"/>
          </table:table-cell>
          <table:covered-table-cell/>
        </table:table-row>
        <table:table-row table:style-name="TableRow61">
          <table:table-cell table:style-name="TableCell62">
            <text:p text:style-name="P63">身份證字號</text:p>
          </table:table-cell>
          <table:table-cell table:style-name="TableCell64" table:number-columns-spanned="2">
            <text:p text:style-name="P65"/>
          </table:table-cell>
          <table:covered-table-cell/>
          <table:table-cell table:style-name="TableCell66">
            <text:p text:style-name="P67">電子信箱</text:p>
          </table:table-cell>
          <table:table-cell table:style-name="TableCell68" table:number-columns-spanned="2">
            <text:p text:style-name="P69"/>
          </table:table-cell>
          <table:covered-table-cell/>
        </table:table-row>
        <table:table-row table:style-name="TableRow70">
          <table:table-cell table:style-name="TableCell71">
            <text:p text:style-name="P72">電話(日)</text:p>
          </table:table-cell>
          <table:table-cell table:style-name="TableCell73" table:number-columns-spanned="2">
            <text:p text:style-name="P74"/>
          </table:table-cell>
          <table:covered-table-cell/>
          <table:table-cell table:style-name="TableCell75">
            <text:p text:style-name="P76">行動電話</text:p>
          </table:table-cell>
          <table:table-cell table:style-name="TableCell77" table:number-columns-spanned="2">
            <text:p text:style-name="P78"/>
          </table:table-cell>
          <table:covered-table-cell/>
        </table:table-row>
        <table:table-row table:style-name="TableRow79">
          <table:table-cell table:style-name="TableCell80">
            <text:p text:style-name="P81">畢業學校</text:p>
          </table:table-cell>
          <table:table-cell table:style-name="TableCell82" table:number-columns-spanned="2">
            <text:p text:style-name="P83"/>
          </table:table-cell>
          <table:covered-table-cell/>
          <table:table-cell table:style-name="TableCell84">
            <text:p text:style-name="P85">畢業科系</text:p>
          </table:table-cell>
          <table:table-cell table:style-name="TableCell86" table:number-columns-spanned="2">
            <text:p text:style-name="P87"/>
          </table:table-cell>
          <table:covered-table-cell/>
        </table:table-row>
        <table:table-row table:style-name="TableRow88">
          <table:table-cell table:style-name="TableCell89">
            <text:p text:style-name="P90">戶籍地址</text:p>
          </table:table-cell>
          <table:table-cell table:style-name="TableCell91" table:number-columns-spanned="5">
            <text:p text:style-name="P92"><text:span text:style-name="T93">□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94">
          <table:table-cell table:style-name="TableCell95">
            <text:p text:style-name="P96">聯絡地址</text:p>
          </table:table-cell>
          <table:table-cell table:style-name="TableCell97" table:number-columns-spanned="5">
            <text:p text:style-name="P98"><text:span text:style-name="T99">□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00">
          <table:table-cell table:style-name="TableCell101" table:number-columns-spanned="2">
            <text:p text:style-name="P102">已取得環境教育人員認證者</text:p>
          </table:table-cell>
          <table:covered-table-cell/>
          <table:table-cell table:style-name="TableCell103" table:number-columns-spanned="4">
            <text:list text:style-name="LFO3" text:continue-numbering="true">
              <text:list-item>
                <text:p text:style-name="P104">是</text:p>
              </text:list-item>
              <text:list-item>
                <text:p text:style-name="P105"><text:span text:style-name="T106">否，</text:span><text:span text:style-name="T107">請填寫第</text:span><text:span text:style-name="T108">3</text:span><text:span text:style-name="T109">頁「萬能科技大學環境教育人員認證學分檢核表」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10">
          <table:table-cell table:style-name="TableCell111" table:number-columns-spanned="6">
            <text:p text:style-name="P112">服務機關資料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3">
          <table:table-cell table:style-name="TableCell114">
            <text:p text:style-name="P115">服務機關</text:p>
          </table:table-cell>
          <table:table-cell table:style-name="TableCell116" table:number-columns-spanned="2">
            <text:p text:style-name="P117"/>
          </table:table-cell>
          <table:covered-table-cell/>
          <table:table-cell table:style-name="TableCell118" table:number-columns-spanned="2">
            <text:p text:style-name="P119">部門/職稱</text:p>
          </table:table-cell>
          <table:covered-table-cell/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機關電話</text:p>
          </table:table-cell>
          <table:table-cell table:style-name="TableCell125" table:number-columns-spanned="2">
            <text:p text:style-name="P126"/>
          </table:table-cell>
          <table:covered-table-cell/>
          <table:table-cell table:style-name="TableCell127" table:number-columns-spanned="2">
            <text:p text:style-name="P128">電子信箱</text:p>
          </table:table-cell>
          <table:covered-table-cell/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機關地址</text:p>
          </table:table-cell>
          <table:table-cell table:style-name="TableCell134" table:number-columns-spanned="5">
            <text:p text:style-name="P135"/>
          </table:table-cell>
          <table:covered-table-cell/>
          <table:covered-table-cell/>
          <table:covered-table-cell/>
          <table:covered-table-cell/>
        </table:table-row>
        <table:table-row table:style-name="TableRow136">
          <table:table-cell table:style-name="TableCell137" table:number-columns-spanned="6">
            <text:p text:style-name="P138"><text:span text:style-name="T139">其他資料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0">
          <table:table-cell table:style-name="TableCell141">
            <text:p text:style-name="P142">收據開立</text:p>
          </table:table-cell>
          <table:table-cell table:style-name="TableCell143" table:number-columns-spanned="5">
            <text:p text:style-name="P144"><text:span text:style-name="T145">□</text:span><text:span text:style-name="T146">個人</text:span><text:span text:style-name="T147"><text:s text:c="4"/>□</text:span><text:span text:style-name="T148">機關抬頭：</text:span><text:span text:style-name="T149"><text:s text:c="39"/></text:span><text:span text:style-name="T150"><text:s/></text:span></text:p>
          </table:table-cell>
          <table:covered-table-cell/>
          <table:covered-table-cell/>
          <table:covered-table-cell/>
          <table:covered-table-cell/>
        </table:table-row>
      </table:table>
      <text:soft-page-break/>
      <text:p text:style-name="P151"><text:span text:style-name="T152">萬能科技大學環境教育人員認證學分檢核表</text:span><text:span text:style-name="T153">(</text:span><text:span text:style-name="T154">範例</text:span><text:span text:style-name="T155">)</text:span></text:p>
      <text:p text:style-name="P156"/>
      <table:table table:style-name="Table157">
        <table:table-columns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P166">專業領域</text:p>
            <text:p text:style-name="P167"><text:span text:style-name="T168">(</text:span><text:span text:style-name="T169">擇一勾選</text:span><text:span text:style-name="T170">)</text:span></text:p>
          </table:table-cell>
          <table:table-cell table:style-name="TableCell171" table:number-columns-spanned="5">
            <text:p text:style-name="P172"><text:span text:style-name="T173">□</text:span><text:span text:style-name="T174">學校及社會</text:span><text:span text:style-name="T175">環境教育</text:span><text:span text:style-name="T176"><text:s text:c="2"/></text:span><text:span text:style-name="T177">□</text:span><text:span text:style-name="T178">氣候變遷</text:span><text:span text:style-name="T179"><text:s text:c="2"/>□</text:span><text:span text:style-name="T180">災害防救</text:span><text:span text:style-name="T181"><text:s text:c="3"/>□</text:span><text:span text:style-name="T182">自然保育</text:span></text:p>
            <text:p text:style-name="P183"><text:span text:style-name="T184"></text:span><text:span text:style-name="T185">公害防治</text:span><text:span text:style-name="T186"><text:s/></text:span><text:span text:style-name="T187"><text:s text:c="2"/></text:span><text:span text:style-name="T188">□</text:span><text:span text:style-name="T189">環境及</text:span><text:span text:style-name="T190">資源管理</text:span><text:span text:style-name="T191"><text:s/></text:span><text:span text:style-name="T192"><text:s/></text:span><text:span text:style-name="T193">□</text:span><text:span text:style-name="T194">文化保存</text:span><text:span text:style-name="T195"><text:s text:c="4"/></text:span><text:span text:style-name="T196">□</text:span><text:span text:style-name="T197">社區參與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98">
          <table:table-cell table:style-name="TableCell199" table:number-columns-spanned="4">
            <text:p text:style-name="P200">專業領域(單一)之相關科目<text:s/><text:span text:style-name="T201"><text:s/></text:span><text:span text:style-name="T202"></text:span><text:span text:style-name="T203">教學、行政</text:span><text:s text:c="5"/></text:p>
          </table:table-cell>
          <table:covered-table-cell/>
          <table:covered-table-cell/>
          <table:covered-table-cell/>
          <table:table-cell table:style-name="TableCell204" table:number-columns-spanned="2">
            <text:p text:style-name="P205">相關領域□行政</text:p>
          </table:table-cell>
          <table:covered-table-cell/>
        </table:table-row>
        <table:table-row table:style-name="TableRow206">
          <table:table-cell table:style-name="TableCell207" table:number-columns-spanned="2">
            <text:p text:style-name="P208">專業領域相關</text:p>
            <text:p text:style-name="P209">課程名稱(課程編號)</text:p>
          </table:table-cell>
          <table:covered-table-cell/>
          <table:table-cell table:style-name="TableCell210">
            <text:p text:style-name="P211">學分數</text:p>
          </table:table-cell>
          <table:table-cell table:style-name="TableCell212" table:number-columns-spanned="2">
            <text:p text:style-name="P213">專業領域相關</text:p>
            <text:p text:style-name="P214">課程名稱(課程編號)</text:p>
          </table:table-cell>
          <table:covered-table-cell/>
          <table:table-cell table:style-name="TableCell215">
            <text:p text:style-name="P216">學分數</text:p>
          </table:table-cell>
        </table:table-row>
        <table:table-row table:style-name="TableRow217">
          <table:table-cell table:style-name="TableCell218" table:number-columns-spanned="2">
            <text:p text:style-name="P219">範例：環境工程概論(501200)</text:p>
          </table:table-cell>
          <table:covered-table-cell/>
          <table:table-cell table:style-name="TableCell220">
            <text:p text:style-name="P221">2</text:p>
          </table:table-cell>
          <table:table-cell table:style-name="TableCell222" table:number-columns-spanned="2">
            <text:p text:style-name="P223"/>
          </table:table-cell>
          <table:covered-table-cell/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 table:number-columns-spanned="2">
            <text:p text:style-name="P228">範例：環工微生物(503300)</text:p>
          </table:table-cell>
          <table:covered-table-cell/>
          <table:table-cell table:style-name="TableCell229">
            <text:p text:style-name="P230">3</text:p>
          </table:table-cell>
          <table:table-cell table:style-name="TableCell231" table:number-columns-spanned="2">
            <text:p text:style-name="P232"/>
          </table:table-cell>
          <table:covered-table-cell/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 table:number-columns-spanned="2">
            <text:p text:style-name="P237">範例：環工化學(505400)</text:p>
          </table:table-cell>
          <table:covered-table-cell/>
          <table:table-cell table:style-name="TableCell238">
            <text:p text:style-name="P239">3</text:p>
          </table:table-cell>
          <table:table-cell table:style-name="TableCell240" table:number-columns-spanned="2">
            <text:p text:style-name="P241"/>
          </table:table-cell>
          <table:covered-table-cell/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 table:number-columns-spanned="2">
            <text:p text:style-name="P246">範例：給水工程(525800)</text:p>
          </table:table-cell>
          <table:covered-table-cell/>
          <table:table-cell table:style-name="TableCell247">
            <text:p text:style-name="P248">3</text:p>
          </table:table-cell>
          <table:table-cell table:style-name="TableCell249" table:number-columns-spanned="2">
            <text:p text:style-name="P250"/>
          </table:table-cell>
          <table:covered-table-cell/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 table:number-columns-spanned="2">
            <text:p text:style-name="P255">範例：水質分析(523700)</text:p>
          </table:table-cell>
          <table:covered-table-cell/>
          <table:table-cell table:style-name="TableCell256">
            <text:p text:style-name="P257">2</text:p>
          </table:table-cell>
          <table:table-cell table:style-name="TableCell258" table:number-columns-spanned="2">
            <text:p text:style-name="P259"/>
          </table:table-cell>
          <table:covered-table-cell/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 table:number-columns-spanned="2">
            <text:p text:style-name="P264">範例：固體廢棄物處理(533700)</text:p>
          </table:table-cell>
          <table:covered-table-cell/>
          <table:table-cell table:style-name="TableCell265">
            <text:p text:style-name="P266">3</text:p>
          </table:table-cell>
          <table:table-cell table:style-name="TableCell267" table:number-columns-spanned="2">
            <text:p text:style-name="P268"/>
          </table:table-cell>
          <table:covered-table-cell/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 table:number-columns-spanned="2">
            <text:p text:style-name="P273">範例：空氣污染學(518500)</text:p>
          </table:table-cell>
          <table:covered-table-cell/>
          <table:table-cell table:style-name="TableCell274">
            <text:p text:style-name="P275">2</text:p>
          </table:table-cell>
          <table:table-cell table:style-name="TableCell276" table:number-columns-spanned="2">
            <text:p text:style-name="P277"/>
          </table:table-cell>
          <table:covered-table-cell/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 table:number-columns-spanned="2">
            <text:p text:style-name="P282">範例：污水工程(526500)</text:p>
          </table:table-cell>
          <table:covered-table-cell/>
          <table:table-cell table:style-name="TableCell283">
            <text:p text:style-name="P284">3</text:p>
          </table:table-cell>
          <table:table-cell table:style-name="TableCell285" table:number-columns-spanned="2">
            <text:p text:style-name="P286"/>
          </table:table-cell>
          <table:covered-table-cell/>
          <table:table-cell table:style-name="TableCell287">
            <text:p text:style-name="P288"/>
          </table:table-cell>
        </table:table-row>
        <table:table-row table:style-name="TableRow289">
          <table:table-cell table:style-name="TableCell290" table:number-columns-spanned="2">
            <text:p text:style-name="P291">範例：水質分析(523700)</text:p>
          </table:table-cell>
          <table:covered-table-cell/>
          <table:table-cell table:style-name="TableCell292">
            <text:p text:style-name="P293">2</text:p>
          </table:table-cell>
          <table:table-cell table:style-name="TableCell294" table:number-columns-spanned="2">
            <text:p text:style-name="P295"/>
          </table:table-cell>
          <table:covered-table-cell/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 table:number-columns-spanned="2">
            <text:p text:style-name="P300">範例：廢棄物分析(531600)</text:p>
          </table:table-cell>
          <table:covered-table-cell/>
          <table:table-cell table:style-name="TableCell301">
            <text:p text:style-name="P302">2</text:p>
          </table:table-cell>
          <table:table-cell table:style-name="TableCell303" table:number-columns-spanned="2">
            <text:p text:style-name="P304"/>
          </table:table-cell>
          <table:covered-table-cell/>
          <table:table-cell table:style-name="TableCell305">
            <text:p text:style-name="P306"/>
          </table:table-cell>
        </table:table-row>
        <table:table-row table:style-name="TableRow307">
          <table:table-cell table:style-name="TableCell308" table:number-columns-spanned="2">
            <text:p text:style-name="P309">範例：空氣污染物分析(520700)</text:p>
          </table:table-cell>
          <table:covered-table-cell/>
          <table:table-cell table:style-name="TableCell310">
            <text:p text:style-name="P311">2</text:p>
          </table:table-cell>
          <table:table-cell table:style-name="TableCell312" table:number-columns-spanned="2">
            <text:p text:style-name="P313"/>
          </table:table-cell>
          <table:covered-table-cell/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 table:number-columns-spanned="2">
            <text:p text:style-name="P318">範例：工業廢水處理(530200)</text:p>
          </table:table-cell>
          <table:covered-table-cell/>
          <table:table-cell table:style-name="TableCell319">
            <text:p text:style-name="P320">3</text:p>
          </table:table-cell>
          <table:table-cell table:style-name="TableCell321" table:number-columns-spanned="2">
            <text:p text:style-name="P322"/>
          </table:table-cell>
          <table:covered-table-cell/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 table:number-columns-spanned="2">
            <text:p text:style-name="P327">範例：事業廢棄物(534600)</text:p>
          </table:table-cell>
          <table:covered-table-cell/>
          <table:table-cell table:style-name="TableCell328">
            <text:p text:style-name="P329">2</text:p>
          </table:table-cell>
          <table:table-cell table:style-name="TableCell330" table:number-columns-spanned="2">
            <text:p text:style-name="P331"/>
          </table:table-cell>
          <table:covered-table-cell/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 table:number-columns-spanned="6">
            <text:p text:style-name="P336">專業領域相關科目學分數<text:s text:c="2"/>小計：<text:span text:style-name="T337">3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38">
          <table:table-cell table:style-name="TableCell339" table:number-columns-spanned="6">
            <text:p text:style-name="P340"><text:span text:style-name="T341">簽名：</text:span><text:span text:style-name="T342">○○○</text:span><text:s text:c="3"/>填表日期：107年<text:span text:style-name="T343">○○</text:span>月<text:span text:style-name="T344">○○</text:span>日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45">
          <table:table-cell table:style-name="TableCell346" table:number-columns-spanned="6">
            <text:p text:style-name="P347">註：</text:p>
            <text:p text:style-name="P348">1.「環境教育人員認證管理辦法」第四條第一項第二款<text:span text:style-name="T349">以「學歷」申請認證</text:span>，認證者需提供<text:span text:style-name="T350">特定單一環境專業領域課程</text:span><text:span text:style-name="T351">18</text:span><text:span text:style-name="T352">個學分以上</text:span>。</text:p>
            <text:p text:style-name="P353">2.專業領域學分一覽表網址：<text:a xlink:href="https://eecs.epa.gov.tw/front/DClassquiry.aspx" office:target-frame-name="_top" xlink:show="replace"><text:span text:style-name="T354">ht</text:span><text:bookmark-start text:name="_Hlt468296370"/><text:bookmark-start text:name="_Hlt468296371"/><text:span text:style-name="T355">t</text:span><text:bookmark-end text:name="_Hlt468296370"/><text:bookmark-end text:name="_Hlt468296371"/><text:span text:style-name="T356">ps://e</text:span><text:bookmark-start text:name="_Hlt511380526"/><text:bookmark-start text:name="_Hlt511380527"/><text:span text:style-name="T357">e</text:span><text:bookmark-end text:name="_Hlt511380526"/><text:bookmark-end text:name="_Hlt511380527"/><text:span text:style-name="T358">cs.epa.gov.tw/fro</text:span><text:bookmark-start text:name="_Hlt511380594"/><text:span text:style-name="T359">n</text:span><text:bookmark-end text:name="_Hlt511380594"/><text:span text:style-name="T360">t/DClassquiry.asp</text:span><text:span text:style-name="T361">x</text:span></text:a></text:p>
            <text:p text:style-name="P362">3.<text:span text:style-name="T363">請依據您個人欲申請之項目勾選，再填寫科目名稱及學分數</text:span><text:span text:style-name="T364">，</text:span>完成後請e-mail：huimin@mail.vnu.edu.tw，謝謝。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內文"/>
      <table:table table:style-name="Table365">
        <table:table-columns>
          <table:table-column table:style-name="TableColumn366"/>
          <table:table-column table:style-name="TableColumn367"/>
          <table:table-column table:style-name="TableColumn368"/>
          <table:table-column table:style-name="TableColumn369"/>
          <table:table-column table:style-name="TableColumn370"/>
          <table:table-column table:style-name="TableColumn371"/>
        </table:table-columns>
        <table:table-row table:style-name="TableRow372">
          <table:table-cell table:style-name="TableCell373" table:number-columns-spanned="6">
            <text:p text:style-name="P374"><text:span text:style-name="T375">萬能科技大學環境教育人員認證學分檢核表</text:span></text:p>
            <text:p text:style-name="P3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77">
          <table:table-cell table:style-name="TableCell378">
            <text:p text:style-name="P379">專業領域</text:p>
            <text:p text:style-name="P380"><text:span text:style-name="T381">(</text:span><text:span text:style-name="T382">擇一勾選</text:span><text:span text:style-name="T383">)</text:span></text:p>
          </table:table-cell>
          <table:table-cell table:style-name="TableCell384" table:number-columns-spanned="5">
            <text:p text:style-name="P385"><text:span text:style-name="T386">□</text:span><text:span text:style-name="T387">學校及社會</text:span><text:span text:style-name="T388">環境教育</text:span><text:span text:style-name="T389"><text:s text:c="2"/></text:span><text:span text:style-name="T390">□</text:span><text:span text:style-name="T391">氣候變遷</text:span><text:span text:style-name="T392"><text:s text:c="2"/>□</text:span><text:span text:style-name="T393">災害防救</text:span><text:span text:style-name="T394"><text:s text:c="3"/>□</text:span><text:span text:style-name="T395">自然保育</text:span></text:p>
            <text:p text:style-name="P396"><text:span text:style-name="T397">□</text:span><text:span text:style-name="T398">公害防治</text:span><text:span text:style-name="T399"><text:s text:c="3"/></text:span><text:span text:style-name="T400">□</text:span><text:span text:style-name="T401">環境及</text:span><text:span text:style-name="T402">資源管理</text:span><text:span text:style-name="T403"><text:s/></text:span><text:span text:style-name="T404"><text:s/></text:span><text:span text:style-name="T405">□</text:span><text:span text:style-name="T406">文化保存</text:span><text:span text:style-name="T407"><text:s text:c="4"/></text:span><text:span text:style-name="T408">□</text:span><text:span text:style-name="T409">社區參與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410">
          <table:table-cell table:style-name="TableCell411" table:number-columns-spanned="4">
            <text:p text:style-name="P412">專業領域(單一)之相關科目<text:s text:c="2"/>□教學、行政<text:s text:c="5"/></text:p>
          </table:table-cell>
          <table:covered-table-cell/>
          <table:covered-table-cell/>
          <table:covered-table-cell/>
          <table:table-cell table:style-name="TableCell413" table:number-columns-spanned="2">
            <text:p text:style-name="P414">相關領域□行政</text:p>
          </table:table-cell>
          <table:covered-table-cell/>
        </table:table-row>
        <table:table-row table:style-name="TableRow415">
          <table:table-cell table:style-name="TableCell416" table:number-columns-spanned="2">
            <text:p text:style-name="P417">專業領域相關</text:p>
            <text:p text:style-name="P418"><text:span text:style-name="T419">課程名稱</text:span><text:span text:style-name="T420">(</text:span><text:span text:style-name="T421">課程編號</text:span><text:span text:style-name="T422">)</text:span></text:p>
          </table:table-cell>
          <table:covered-table-cell/>
          <table:table-cell table:style-name="TableCell423">
            <text:p text:style-name="P424">學分數</text:p>
          </table:table-cell>
          <table:table-cell table:style-name="TableCell425" table:number-columns-spanned="2">
            <text:p text:style-name="P426">專業領域相關</text:p>
            <text:p text:style-name="P427"><text:span text:style-name="T428">課程名稱</text:span><text:span text:style-name="T429">(</text:span><text:span text:style-name="T430">課程編號</text:span><text:span text:style-name="T431">)</text:span></text:p>
          </table:table-cell>
          <table:covered-table-cell/>
          <table:table-cell table:style-name="TableCell432">
            <text:p text:style-name="P433">學分數</text:p>
          </table:table-cell>
        </table:table-row>
        <table:table-row table:style-name="TableRow434">
          <table:table-cell table:style-name="TableCell435" table:number-columns-spanned="2">
            <text:p text:style-name="P436"/>
          </table:table-cell>
          <table:covered-table-cell/>
          <table:table-cell table:style-name="TableCell437">
            <text:p text:style-name="P438"/>
          </table:table-cell>
          <table:table-cell table:style-name="TableCell439" table:number-columns-spanned="2">
            <text:p text:style-name="P440"/>
          </table:table-cell>
          <table:covered-table-cell/>
          <table:table-cell table:style-name="TableCell441">
            <text:p text:style-name="P442"/>
          </table:table-cell>
        </table:table-row>
        <table:table-row table:style-name="TableRow443">
          <table:table-cell table:style-name="TableCell444" table:number-columns-spanned="2">
            <text:p text:style-name="P445"/>
          </table:table-cell>
          <table:covered-table-cell/>
          <table:table-cell table:style-name="TableCell446">
            <text:p text:style-name="P447"/>
          </table:table-cell>
          <table:table-cell table:style-name="TableCell448" table:number-columns-spanned="2">
            <text:p text:style-name="P449"/>
          </table:table-cell>
          <table:covered-table-cell/>
          <table:table-cell table:style-name="TableCell450">
            <text:p text:style-name="P451"/>
          </table:table-cell>
        </table:table-row>
        <table:table-row table:style-name="TableRow452">
          <table:table-cell table:style-name="TableCell453" table:number-columns-spanned="2">
            <text:p text:style-name="P454"/>
          </table:table-cell>
          <table:covered-table-cell/>
          <table:table-cell table:style-name="TableCell455">
            <text:p text:style-name="P456"/>
          </table:table-cell>
          <table:table-cell table:style-name="TableCell457" table:number-columns-spanned="2">
            <text:p text:style-name="P458"/>
          </table:table-cell>
          <table:covered-table-cell/>
          <table:table-cell table:style-name="TableCell459">
            <text:p text:style-name="P460"/>
          </table:table-cell>
        </table:table-row>
        <table:table-row table:style-name="TableRow461">
          <table:table-cell table:style-name="TableCell462" table:number-columns-spanned="2">
            <text:p text:style-name="P463"/>
          </table:table-cell>
          <table:covered-table-cell/>
          <table:table-cell table:style-name="TableCell464">
            <text:p text:style-name="P465"/>
          </table:table-cell>
          <table:table-cell table:style-name="TableCell466" table:number-columns-spanned="2">
            <text:p text:style-name="P467"/>
          </table:table-cell>
          <table:covered-table-cell/>
          <table:table-cell table:style-name="TableCell468">
            <text:p text:style-name="P469"/>
          </table:table-cell>
        </table:table-row>
        <table:table-row table:style-name="TableRow470">
          <table:table-cell table:style-name="TableCell471" table:number-columns-spanned="2">
            <text:p text:style-name="P472"/>
          </table:table-cell>
          <table:covered-table-cell/>
          <table:table-cell table:style-name="TableCell473">
            <text:p text:style-name="P474"/>
          </table:table-cell>
          <table:table-cell table:style-name="TableCell475" table:number-columns-spanned="2">
            <text:p text:style-name="P476"/>
          </table:table-cell>
          <table:covered-table-cell/>
          <table:table-cell table:style-name="TableCell477">
            <text:p text:style-name="P478"/>
          </table:table-cell>
        </table:table-row>
        <table:table-row table:style-name="TableRow479">
          <table:table-cell table:style-name="TableCell480" table:number-columns-spanned="2">
            <text:p text:style-name="P481"/>
          </table:table-cell>
          <table:covered-table-cell/>
          <table:table-cell table:style-name="TableCell482">
            <text:p text:style-name="P483"/>
          </table:table-cell>
          <table:table-cell table:style-name="TableCell484" table:number-columns-spanned="2">
            <text:p text:style-name="P485"/>
          </table:table-cell>
          <table:covered-table-cell/>
          <table:table-cell table:style-name="TableCell486">
            <text:p text:style-name="P487"/>
          </table:table-cell>
        </table:table-row>
        <table:table-row table:style-name="TableRow488">
          <table:table-cell table:style-name="TableCell489" table:number-columns-spanned="2">
            <text:p text:style-name="P490"/>
          </table:table-cell>
          <table:covered-table-cell/>
          <table:table-cell table:style-name="TableCell491">
            <text:p text:style-name="P492"/>
          </table:table-cell>
          <table:table-cell table:style-name="TableCell493" table:number-columns-spanned="2">
            <text:p text:style-name="P494"/>
          </table:table-cell>
          <table:covered-table-cell/>
          <table:table-cell table:style-name="TableCell495">
            <text:p text:style-name="P496"/>
          </table:table-cell>
        </table:table-row>
        <table:table-row table:style-name="TableRow497">
          <table:table-cell table:style-name="TableCell498" table:number-columns-spanned="2">
            <text:p text:style-name="P499"/>
          </table:table-cell>
          <table:covered-table-cell/>
          <table:table-cell table:style-name="TableCell500">
            <text:p text:style-name="P501"/>
          </table:table-cell>
          <table:table-cell table:style-name="TableCell502" table:number-columns-spanned="2">
            <text:p text:style-name="P503"/>
          </table:table-cell>
          <table:covered-table-cell/>
          <table:table-cell table:style-name="TableCell504">
            <text:p text:style-name="P505"/>
          </table:table-cell>
        </table:table-row>
        <table:table-row table:style-name="TableRow506">
          <table:table-cell table:style-name="TableCell507" table:number-columns-spanned="2">
            <text:p text:style-name="P508"/>
          </table:table-cell>
          <table:covered-table-cell/>
          <table:table-cell table:style-name="TableCell509">
            <text:p text:style-name="P510"/>
          </table:table-cell>
          <table:table-cell table:style-name="TableCell511" table:number-columns-spanned="2">
            <text:p text:style-name="P512"/>
          </table:table-cell>
          <table:covered-table-cell/>
          <table:table-cell table:style-name="TableCell513">
            <text:p text:style-name="P514"/>
          </table:table-cell>
        </table:table-row>
        <table:table-row table:style-name="TableRow515">
          <table:table-cell table:style-name="TableCell516" table:number-columns-spanned="2">
            <text:p text:style-name="P517"/>
          </table:table-cell>
          <table:covered-table-cell/>
          <table:table-cell table:style-name="TableCell518">
            <text:p text:style-name="P519"/>
          </table:table-cell>
          <table:table-cell table:style-name="TableCell520" table:number-columns-spanned="2">
            <text:p text:style-name="P521"/>
          </table:table-cell>
          <table:covered-table-cell/>
          <table:table-cell table:style-name="TableCell522">
            <text:p text:style-name="P523"/>
          </table:table-cell>
        </table:table-row>
        <table:table-row table:style-name="TableRow524">
          <table:table-cell table:style-name="TableCell525" table:number-columns-spanned="2">
            <text:p text:style-name="P526"/>
          </table:table-cell>
          <table:covered-table-cell/>
          <table:table-cell table:style-name="TableCell527">
            <text:p text:style-name="P528"/>
          </table:table-cell>
          <table:table-cell table:style-name="TableCell529" table:number-columns-spanned="2">
            <text:p text:style-name="P530"/>
          </table:table-cell>
          <table:covered-table-cell/>
          <table:table-cell table:style-name="TableCell531">
            <text:p text:style-name="P532"/>
          </table:table-cell>
        </table:table-row>
        <table:table-row table:style-name="TableRow533">
          <table:table-cell table:style-name="TableCell534" table:number-columns-spanned="2">
            <text:p text:style-name="P535"/>
          </table:table-cell>
          <table:covered-table-cell/>
          <table:table-cell table:style-name="TableCell536">
            <text:p text:style-name="P537"/>
          </table:table-cell>
          <table:table-cell table:style-name="TableCell538" table:number-columns-spanned="2">
            <text:p text:style-name="P539"/>
          </table:table-cell>
          <table:covered-table-cell/>
          <table:table-cell table:style-name="TableCell540">
            <text:p text:style-name="P541"/>
          </table:table-cell>
        </table:table-row>
        <table:table-row table:style-name="TableRow542">
          <table:table-cell table:style-name="TableCell543" table:number-columns-spanned="2">
            <text:p text:style-name="P544"/>
          </table:table-cell>
          <table:covered-table-cell/>
          <table:table-cell table:style-name="TableCell545">
            <text:p text:style-name="P546"/>
          </table:table-cell>
          <table:table-cell table:style-name="TableCell547" table:number-columns-spanned="2">
            <text:p text:style-name="P548"/>
          </table:table-cell>
          <table:covered-table-cell/>
          <table:table-cell table:style-name="TableCell549">
            <text:p text:style-name="P550"/>
          </table:table-cell>
        </table:table-row>
        <table:table-row table:style-name="TableRow551">
          <table:table-cell table:style-name="TableCell552" table:number-columns-spanned="6">
            <text:p text:style-name="P553"><text:span text:style-name="T554">專業領域相關科目學分數</text:span><text:span text:style-name="T555"><text:s text:c="2"/></text:span><text:span text:style-name="T556">小計：</text:span><text:span text:style-name="T557"><text:s text:c="2"/></text:span><text:s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58">
          <table:table-cell table:style-name="TableCell559" table:number-columns-spanned="6">
            <text:p text:style-name="P560"><text:span text:style-name="T561">簽名：</text:span><text:span text:style-name="T562"><text:s text:c="4"/></text:span><text:span text:style-name="T563"><text:s text:c="3"/></text:span><text:span text:style-name="T564">填表日期：</text:span><text:span text:style-name="T565"><text:s text:c="3"/></text:span><text:span text:style-name="T566">年</text:span><text:span text:style-name="T567"><text:s text:c="3"/></text:span><text:span text:style-name="T568">月</text:span><text:span text:style-name="T569"><text:s text:c="3"/></text:span><text:span text:style-name="T570">日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71">
          <table:table-cell table:style-name="TableCell572" table:number-columns-spanned="6">
            <text:p text:style-name="P573">註：</text:p>
            <text:p text:style-name="P574"><text:span text:style-name="T575">1.</text:span><text:span text:style-name="T576">「環境教育人員認證管理辦法」第四條第一項第二款</text:span><text:span text:style-name="T577">以</text:span><text:span text:style-name="T578">「學歷」申請認證</text:span><text:span text:style-name="T579">，認證者需提供</text:span><text:span text:style-name="T580">特定單一環境專業領域課程</text:span><text:span text:style-name="T581">18</text:span><text:span text:style-name="T582">個學分以上</text:span><text:span text:style-name="T583">。</text:span></text:p>
            <text:p text:style-name="P584"><text:span text:style-name="T585">2.</text:span><text:span text:style-name="T586">專業領域學分一覽表網址：</text:span><text:a xlink:href="https://eecs.epa.gov.tw/front/DClassquiry.aspx" office:target-frame-name="_top" xlink:show="replace"><text:span text:style-name="T587">https://eecs.epa.gov.tw/front/DClassquiry.asp</text:span><text:span text:style-name="T588">x</text:span></text:a></text:p>
            <text:p text:style-name="P589"><text:span text:style-name="T590">3.</text:span><text:span text:style-name="T591">請依據您個人欲申請之項目勾選，再填寫科目名稱及學分數</text:span><text:span text:style-name="T592">，</text:span><text:span text:style-name="T593">完成後請</text:span><text:span text:style-name="T594">e-mail</text:span><text:span text:style-name="T595">：</text:span><text:span text:style-name="T596">huimin@mail.vnu.edu.tw</text:span><text:span text:style-name="T597">，謝謝。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MS Mincho" svg:font-family="MS Mincho" style:font-family-generic="modern" style:font-pitch="fixed" svg:panose-1="2 2 6 9 4 2 5 8 3 4"/>
    <style:font-face style:name="Wingdings" style:font-charset="x-symbol" svg:font-family="Wingdings" style:font-family-generic="system" style:font-pitch="variable" svg:panose-1="5 0 0 0 0 0 0 0 0 0"/>
    <style:font-face style:name="Wingdings 2" style:font-charset="x-symbol" svg:font-family="Wingdings 2" style:font-family-generic="roman" style:font-pitch="variable" svg:panose-1="5 2 1 2 1 5 7 7 7 7"/>
    <style:font-face style:name="華康楷書體W7" svg:font-family="華康楷書體W7" style:font-family-generic="script" style:font-pitch="fixed" svg:panose-1="3 0 7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Times New Roman" style:font-size-complex="12pt" fo:hyphenate="false"/>
    </style:style>
    <style:style style:name="預設段落字型" style:display-name="預設段落字型" style:family="text"/>
    <style:style style:name="清單段落" style:display-name="清單段落" style:family="paragraph" style:parent-style-name="內文">
      <style:paragraph-properties fo:widows="2" fo:orphans="2" fo:margin-left="0.3333in">
        <style:tab-stops/>
      </style:paragraph-properties>
      <style:text-properties style:font-name="新細明體" style:font-name-complex="新細明體" style:letter-kerning="false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款格式" style:display-name="款格式" style:family="paragraph" style:parent-style-name="內文">
      <style:paragraph-properties fo:text-align="justify" style:vertical-align="auto" fo:margin-left="0.4791in" fo:margin-right="-0.0368in" fo:text-indent="-0.359in">
        <style:tab-stops/>
      </style:paragraph-properties>
      <style:text-properties style:font-name="標楷體" style:font-name-asian="標楷體" fo:letter-spacing="0.0041in" style:letter-kerning="false" fo:hyphenate="true"/>
    </style:style>
    <style:style style:name="超連結" style:display-name="超連結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已查閱的超連結" style:display-name="已查閱的超連結" style:family="text" style:parent-style-name="預設段落字型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標楷體" style:font-name-asian="標楷體" style:font-name-complex="MS Mincho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Wingdings"/>
    </style:style>
    <style:style style:name="WW_CharLFO3LVL5" style:family="text">
      <style:text-properties style:font-name="Wingdings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Wingdings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prefix="(" style:num-suffix=")" style:num-format="一, 十, 一百(繁), ...">
        <style:list-level-properties text:space-before="0.4916in" text:min-label-width="0.3229in" text:list-level-position-and-space-mode="label-alignment">
          <style:list-level-label-alignment text:label-followed-by="listtab" fo:margin-left="0.8145in" fo:text-indent="-0.3229in"/>
        </style:list-level-properties>
      </text:list-level-style-number>
      <text:list-level-style-number text:level="2" style:num-suffix="、" style:num-format="甲, 乙, 丙, ...">
        <style:list-level-properties text:space-before="0.825in" text:min-label-width="0.3333in" text:list-level-position-and-space-mode="label-alignment">
          <style:list-level-label-alignment text:label-followed-by="listtab" fo:margin-left="1.158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83in" text:min-label-width="0.3333in" text:list-level-position-and-space-mode="label-alignment">
          <style:list-level-label-alignment text:label-followed-by="listtab" fo:margin-left="1.4916in" fo:text-indent="-0.3333in"/>
        </style:list-level-properties>
      </text:list-level-style-number>
      <text:list-level-style-number text:level="4" style:num-suffix="." style:num-format="1">
        <style:list-level-properties text:space-before="1.4916in" text:min-label-width="0.3333in" text:list-level-position-and-space-mode="label-alignment">
          <style:list-level-label-alignment text:label-followed-by="listtab" fo:margin-left="1.82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5in" text:min-label-width="0.3333in" text:list-level-position-and-space-mode="label-alignment">
          <style:list-level-label-alignment text:label-followed-by="listtab" fo:margin-left="2.158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83in" text:min-label-width="0.3333in" text:list-level-position-and-space-mode="label-alignment">
          <style:list-level-label-alignment text:label-followed-by="listtab" fo:margin-left="2.4916in" fo:text-indent="-0.3333in"/>
        </style:list-level-properties>
      </text:list-level-style-number>
      <text:list-level-style-number text:level="7" style:num-suffix="." style:num-format="1">
        <style:list-level-properties text:space-before="2.4916in" text:min-label-width="0.3333in" text:list-level-position-and-space-mode="label-alignment">
          <style:list-level-label-alignment text:label-followed-by="listtab" fo:margin-left="2.82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5in" text:min-label-width="0.3333in" text:list-level-position-and-space-mode="label-alignment">
          <style:list-level-label-alignment text:label-followed-by="listtab" fo:margin-left="3.158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83in" text:min-label-width="0.3333in" text:list-level-position-and-space-mode="label-alignment">
          <style:list-level-label-alignment text:label-followed-by="listtab" fo:margin-left="3.4916in" fo:text-indent="-0.3333in"/>
        </style:list-level-properties>
      </text:list-level-style-number>
    </text:list-style>
    <text:list-style style:name="LFO3">
      <text:list-level-style-bullet text:level="1" text:style-name="WW_CharLFO3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3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3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3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3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3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3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7in" fo:margin-bottom="0.5in" fo:margin-right="0.9847in" style:num-format="1" style:writing-mode="lr-tb" style:layout-grid-mode="line" style:layout-grid-lines="27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2" style:parent-style-name="頁尾" style:family="paragraph">
      <style:paragraph-properties fo:text-align="center"/>
    </style:style>
    <style:style style:name="T3" style:parent-style-name="預設段落字型" style:family="text">
      <style:text-properties fo:language="zh" fo:country="TW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NU</meta:initial-creator>
    <dc:creator>許筱筑</dc:creator>
    <meta:creation-date>2018-06-11T03:25:00Z</meta:creation-date>
    <dc:date>2018-06-11T03:25:00Z</dc:date>
    <meta:template xlink:href="Normal" xlink:type="simple"/>
    <meta:editing-cycles>2</meta:editing-cycles>
    <meta:editing-duration>PT0S</meta:editing-duration>
    <meta:document-statistic meta:page-count="3" meta:paragraph-count="4" meta:word-count="316" meta:character-count="2117" meta:row-count="15" meta:non-whitespace-character-count="1805"/>
  </office:meta>
</office:document-meta>
</file>